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4000000B4FF20B2F3.png" manifest:media-type="image/png"/>
  <manifest:file-entry manifest:full-path="Pictures/1000000000000099000000B3ECB1B779.png" manifest:media-type="image/png"/>
  <manifest:file-entry manifest:full-path="Pictures/100002010000024B000002BA0B4CD2F3.png" manifest:media-type="image/png"/>
  <manifest:file-entry manifest:full-path="Pictures/1000000000000C8000000780DF4F27B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Source Code Pro', consolas, monospace"/>
    <style:font-face style:name="NanumGothic" svg:font-family="NanumGothic, '맑은 고딕', 'malgun gothic', Dotum, 'Apple SD Gothic Neo', Helvetica, sans-serif"/>
    <style:font-face style:name="Open Sans" svg:font-family="'Open Sans', 'Helvetica Neue', Helvetica, Arial, 'Apple SD Gothic Neo', 'Noto Sans CJK KR', 'Noto Sans KR', NanumGothic, 'Malgun Gothic', 'Nanum Gothic', sans-serif"/>
    <style:font-face style:name="FreeSans1" svg:font-family="FreeSans" style:font-family-generic="swiss"/>
    <style:font-face style:name="Liberation Mono" svg:font-family="'Liberation Mono'" style:font-family-generic="modern" style:font-pitch="fixed"/>
    <style:font-face style:name="나눔고딕코딩" svg:font-family="나눔고딕코딩" style:font-family-generic="modern" style:font-pitch="fixed"/>
    <style:font-face style:name="Liberation Serif" svg:font-family="'Liberation Serif'" style:font-family-generic="roman" style:font-pitch="variable"/>
    <style:font-face style:name="나눔고딕" svg:font-family="나눔고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나눔고딕1" svg:font-family="나눔고딕"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17cm" style:rel-column-width="65535*"/>
    </style:style>
    <style:style style:name="표1.A1" style:family="table-cell">
      <style:table-cell-properties fo:padding="0.097cm" fo:border="0.05pt solid #000000"/>
    </style:style>
    <style:style style:name="표2" style:family="table">
      <style:table-properties style:width="17cm" table:align="margins"/>
    </style:style>
    <style:style style:name="표2.A" style:family="table-column">
      <style:table-column-properties style:column-width="17cm" style:rel-column-width="65535*"/>
    </style:style>
    <style:style style:name="표2.A1" style:family="table-cell">
      <style:table-cell-properties fo:padding="0.097cm" fo:border="0.05pt solid #000000"/>
    </style:style>
    <style:style style:name="표3" style:family="table">
      <style:table-properties style:width="17cm" table:align="margins"/>
    </style:style>
    <style:style style:name="표3.A" style:family="table-column">
      <style:table-column-properties style:column-width="17cm" style:rel-column-width="65535*"/>
    </style:style>
    <style:style style:name="표3.A1" style:family="table-cell">
      <style:table-cell-properties fo:padding="0.097cm" fo:border="0.05pt solid #000000"/>
    </style:style>
    <style:style style:name="표4" style:family="table">
      <style:table-properties style:width="17cm" table:align="margins"/>
    </style:style>
    <style:style style:name="표4.A" style:family="table-column">
      <style:table-column-properties style:column-width="17cm" style:rel-column-width="65535*"/>
    </style:style>
    <style:style style:name="표4.A1" style:family="table-cell">
      <style:table-cell-properties fo:padding="0.097cm" fo:border="0.05pt solid #000000"/>
    </style:style>
    <style:style style:name="표5" style:family="table">
      <style:table-properties style:width="17cm" table:align="margins"/>
    </style:style>
    <style:style style:name="표5.A" style:family="table-column">
      <style:table-column-properties style:column-width="17cm" style:rel-column-width="65535*"/>
    </style:style>
    <style:style style:name="표5.A1" style:family="table-cell">
      <style:table-cell-properties fo:padding="0.097cm" fo:border="0.05pt solid #000000"/>
    </style:style>
    <style:style style:name="표6" style:family="table">
      <style:table-properties style:width="17cm" table:align="margins"/>
    </style:style>
    <style:style style:name="표6.A" style:family="table-column">
      <style:table-column-properties style:column-width="17cm" style:rel-column-width="65535*"/>
    </style:style>
    <style:style style:name="표6.A1" style:family="table-cell">
      <style:table-cell-properties fo:padding="0.097cm" fo:border="0.05pt solid #000000"/>
    </style:style>
    <style:style style:name="표7" style:family="table">
      <style:table-properties style:width="17cm" table:align="margins"/>
    </style:style>
    <style:style style:name="표7.A" style:family="table-column">
      <style:table-column-properties style:column-width="17cm" style:rel-column-width="65535*"/>
    </style:style>
    <style:style style:name="표7.A1" style:family="table-cell">
      <style:table-cell-properties fo:padding="0.097cm" fo:border="0.05pt solid #000000"/>
    </style:style>
    <style:style style:name="표8" style:family="table">
      <style:table-properties style:width="17cm" table:align="margins"/>
    </style:style>
    <style:style style:name="표8.A" style:family="table-column">
      <style:table-column-properties style:column-width="17cm" style:rel-column-width="65535*"/>
    </style:style>
    <style:style style:name="표8.A1" style:family="table-cell">
      <style:table-cell-properties fo:padding="0.097cm" fo:border="0.05pt solid #000000"/>
    </style:style>
    <style:style style:name="표9" style:family="table">
      <style:table-properties style:width="17cm" table:align="margins"/>
    </style:style>
    <style:style style:name="표9.A" style:family="table-column">
      <style:table-column-properties style:column-width="17cm" style:rel-column-width="65535*"/>
    </style:style>
    <style:style style:name="표9.A1" style:family="table-cell">
      <style:table-cell-properties fo:padding="0.097cm" fo:border="0.05pt solid #000000"/>
    </style:style>
    <style:style style:name="표10" style:family="table">
      <style:table-properties style:width="17cm" table:align="margins"/>
    </style:style>
    <style:style style:name="표10.A" style:family="table-column">
      <style:table-column-properties style:column-width="17cm" style:rel-column-width="65535*"/>
    </style:style>
    <style:style style:name="표10.A1" style:family="table-cell">
      <style:table-cell-properties fo:padding="0.097cm" fo:border="0.05pt solid #000000"/>
    </style:style>
    <style:style style:name="표11" style:family="table">
      <style:table-properties style:width="17cm" table:align="margins"/>
    </style:style>
    <style:style style:name="표11.A" style:family="table-column">
      <style:table-column-properties style:column-width="17cm" style:rel-column-width="65535*"/>
    </style:style>
    <style:style style:name="표11.A1" style:family="table-cell">
      <style:table-cell-properties fo:padding="0.097cm" fo:border="0.05pt solid #000000"/>
    </style:style>
    <style:style style:name="P1" style:family="paragraph" style:parent-style-name="Table_20_Contents">
      <style:text-properties officeooo:rsid="0002ff53" officeooo:paragraph-rsid="0002ff53"/>
    </style:style>
    <style:style style:name="P2" style:family="paragraph" style:parent-style-name="Table_20_Contents">
      <style:text-properties officeooo:rsid="000523bc" officeooo:paragraph-rsid="000523bc"/>
    </style:style>
    <style:style style:name="P3" style:family="paragraph" style:parent-style-name="Table_20_Contents">
      <style:text-properties officeooo:rsid="00080964" officeooo:paragraph-rsid="00080964"/>
    </style:style>
    <style:style style:name="P4" style:family="paragraph" style:parent-style-name="Table_20_Contents">
      <style:text-properties officeooo:rsid="000b72fe" officeooo:paragraph-rsid="000b72fe"/>
    </style:style>
    <style:style style:name="P5" style:family="paragraph" style:parent-style-name="Table_20_Contents">
      <style:text-properties style:font-name="Open Sans" officeooo:rsid="000d471f" officeooo:paragraph-rsid="000d471f"/>
    </style:style>
    <style:style style:name="P6" style:family="paragraph" style:parent-style-name="Table_20_Contents">
      <style:text-properties style:font-name="Open Sans" fo:font-size="11.3999996185303pt" officeooo:rsid="000e2cc3" officeooo:paragraph-rsid="000e2cc3" style:font-size-asian="10pt" style:font-size-complex="11.3999996185303pt"/>
    </style:style>
    <style:style style:name="P7" style:family="paragraph" style:parent-style-name="Table_20_Contents">
      <style:text-properties style:font-name="Open Sans" fo:font-size="11.3999996185303pt" officeooo:rsid="000e2cc3" officeooo:paragraph-rsid="000e2cc3" fo:background-color="#ffff00" style:font-size-asian="10pt" style:font-size-complex="11.3999996185303pt"/>
    </style:style>
    <style:style style:name="P8" style:family="paragraph" style:parent-style-name="Table_20_Contents">
      <style:text-properties style:font-name="Open Sans" fo:font-size="14.8500003814697pt" officeooo:rsid="000f9bf3" officeooo:paragraph-rsid="000f9bf3" style:font-size-asian="13pt" style:font-size-complex="14.8500003814697pt"/>
    </style:style>
    <style:style style:name="P9" style:family="paragraph" style:parent-style-name="Standard">
      <style:text-properties officeooo:rsid="00012050" officeooo:paragraph-rsid="00012050"/>
    </style:style>
    <style:style style:name="P10" style:family="paragraph" style:parent-style-name="Standard">
      <style:text-properties officeooo:rsid="0002ff53" officeooo:paragraph-rsid="0002ff53"/>
    </style:style>
    <style:style style:name="P11" style:family="paragraph" style:parent-style-name="Standard">
      <style:text-properties fo:font-size="15pt" officeooo:rsid="00012050" officeooo:paragraph-rsid="00012050" style:font-size-asian="15pt" style:font-size-complex="15pt"/>
    </style:style>
    <style:style style:name="P12" style:family="paragraph" style:parent-style-name="Standard">
      <style:text-properties fo:font-size="20pt" officeooo:rsid="00012050" officeooo:paragraph-rsid="00012050" style:font-size-asian="20pt" style:font-size-complex="20pt"/>
    </style:style>
    <style:style style:name="P13" style:family="paragraph" style:parent-style-name="Standard">
      <style:text-properties officeooo:rsid="000416aa" officeooo:paragraph-rsid="000416aa"/>
    </style:style>
    <style:style style:name="P14" style:family="paragraph" style:parent-style-name="Standard">
      <style:text-properties officeooo:rsid="000416aa" officeooo:paragraph-rsid="000e2cc3"/>
    </style:style>
    <style:style style:name="P15" style:family="paragraph" style:parent-style-name="Standard">
      <style:text-properties officeooo:rsid="000523bc" officeooo:paragraph-rsid="000523bc"/>
    </style:style>
    <style:style style:name="P16" style:family="paragraph" style:parent-style-name="Standard">
      <style:text-properties officeooo:rsid="00094612" officeooo:paragraph-rsid="00094612"/>
    </style:style>
    <style:style style:name="P17" style:family="paragraph" style:parent-style-name="Text_20_body">
      <style:text-properties officeooo:rsid="000416aa" officeooo:paragraph-rsid="0005685a"/>
    </style:style>
    <style:style style:name="P18" style:family="paragraph" style:parent-style-name="Text_20_body">
      <style:text-properties fo:font-variant="normal" fo:text-transform="none" fo:color="#555555" fo:letter-spacing="normal" officeooo:rsid="000523bc" officeooo:paragraph-rsid="000523bc"/>
    </style:style>
    <style:style style:name="P19" style:family="paragraph" style:parent-style-name="Text_20_body">
      <style:text-properties fo:font-variant="normal" fo:text-transform="none" fo:color="#555555" fo:font-size="10pt" fo:letter-spacing="normal" officeooo:rsid="000416aa" officeooo:paragraph-rsid="000523bc" style:font-size-asian="10pt" style:font-size-complex="10pt"/>
    </style:style>
    <style:style style:name="P20" style:family="paragraph" style:parent-style-name="Text_20_body">
      <style:text-properties fo:font-variant="normal" fo:text-transform="none" fo:color="#555555" fo:font-size="10pt" fo:letter-spacing="normal" officeooo:rsid="000416aa" officeooo:paragraph-rsid="000e2cc3" style:font-size-asian="10pt" style:font-size-complex="10pt"/>
    </style:style>
    <style:style style:name="P21" style:family="paragraph" style:parent-style-name="Text_20_body">
      <style:text-properties fo:font-variant="normal" fo:text-transform="none" fo:color="#555555" style:font-name="Open Sans" fo:font-size="13.6999998092651pt" fo:letter-spacing="normal" fo:font-style="normal" fo:font-weight="normal" officeooo:rsid="000523bc" officeooo:paragraph-rsid="000e2cc3" fo:background-color="transparent" style:font-size-asian="12pt" style:font-weight-asian="bold" style:font-size-complex="13.6999998092651pt" style:font-weight-complex="bold"/>
    </style:style>
    <style:style style:name="P22" style:family="paragraph" style:parent-style-name="Text_20_body">
      <style:text-properties officeooo:rsid="0005685a" officeooo:paragraph-rsid="0005685a"/>
    </style:style>
    <style:style style:name="P23" style:family="paragraph" style:parent-style-name="Text_20_body">
      <style:text-properties officeooo:rsid="00081883" officeooo:paragraph-rsid="00081883"/>
    </style:style>
    <style:style style:name="P24" style:family="paragraph" style:parent-style-name="Text_20_body">
      <style:text-properties officeooo:rsid="00081883" officeooo:paragraph-rsid="00094612"/>
    </style:style>
    <style:style style:name="P25" style:family="paragraph" style:parent-style-name="Text_20_body">
      <style:text-properties officeooo:paragraph-rsid="00094612"/>
    </style:style>
    <style:style style:name="P26" style:family="paragraph" style:parent-style-name="Text_20_body">
      <style:text-properties officeooo:rsid="0009a2e1" officeooo:paragraph-rsid="0009a2e1"/>
    </style:style>
    <style:style style:name="P27" style:family="paragraph" style:parent-style-name="Text_20_body">
      <style:text-properties style:font-name="Open Sans" fo:font-style="normal" fo:font-weight="normal" officeooo:rsid="000416aa" officeooo:paragraph-rsid="0005685a"/>
    </style:style>
    <style:style style:name="P28" style:family="paragraph" style:parent-style-name="Text_20_body">
      <style:text-properties style:font-name="Open Sans" fo:font-style="normal" fo:font-weight="normal" officeooo:rsid="0005685a" officeooo:paragraph-rsid="0005685a"/>
    </style:style>
    <style:style style:name="P29" style:family="paragraph" style:parent-style-name="Text_20_body">
      <style:text-properties style:font-name="Open Sans" fo:font-style="normal" fo:font-weight="normal" officeooo:rsid="00081883" officeooo:paragraph-rsid="00094612"/>
    </style:style>
    <style:style style:name="P30" style:family="paragraph" style:parent-style-name="Text_20_body">
      <style:text-properties style:font-name="Open Sans" fo:font-style="normal" fo:font-weight="normal" officeooo:rsid="00094612" officeooo:paragraph-rsid="00094612"/>
    </style:style>
    <style:style style:name="P31" style:family="paragraph" style:parent-style-name="Text_20_body">
      <style:text-properties style:font-name="Open Sans" fo:font-style="normal" fo:font-weight="normal" officeooo:rsid="0009a2e1" officeooo:paragraph-rsid="00094612"/>
    </style:style>
    <style:style style:name="P32" style:family="paragraph" style:parent-style-name="Text_20_body">
      <style:text-properties style:font-name="Open Sans" fo:font-style="normal" fo:font-weight="normal" officeooo:rsid="0009a2e1" officeooo:paragraph-rsid="0009a2e1"/>
    </style:style>
    <style:style style:name="P33" style:family="paragraph" style:parent-style-name="Text_20_body">
      <style:text-properties style:font-name="Open Sans" fo:font-style="normal" fo:font-weight="normal" officeooo:rsid="000b72fe" officeooo:paragraph-rsid="000b72fe"/>
    </style:style>
    <style:style style:name="P34" style:family="paragraph" style:parent-style-name="Text_20_body">
      <style:text-properties style:font-name="Open Sans" fo:font-style="normal" fo:font-weight="normal" officeooo:rsid="000b72fe" officeooo:paragraph-rsid="000d471f"/>
    </style:style>
    <style:style style:name="P35" style:family="paragraph" style:parent-style-name="Text_20_body">
      <style:text-properties style:font-name="Open Sans" fo:font-style="normal" fo:font-weight="normal" officeooo:rsid="000d471f" officeooo:paragraph-rsid="000d471f"/>
    </style:style>
    <style:style style:name="P36" style:family="paragraph" style:parent-style-name="Text_20_body">
      <style:text-properties style:font-name="Open Sans" fo:font-style="normal" fo:font-weight="normal" officeooo:rsid="000b72fe" officeooo:paragraph-rsid="000d471f" style:font-weight-asian="bold" style:font-weight-complex="bold"/>
    </style:style>
    <style:style style:name="P37" style:family="paragraph" style:parent-style-name="Text_20_body">
      <style:text-properties style:font-name="Open Sans" fo:font-style="normal" fo:font-weight="normal" officeooo:rsid="000d471f" officeooo:paragraph-rsid="000d471f" style:font-weight-asian="bold" style:font-weight-complex="bold"/>
    </style:style>
    <style:style style:name="P38" style:family="paragraph" style:parent-style-name="Text_20_body">
      <style:text-properties style:font-name="Open Sans" fo:font-style="normal" fo:font-weight="normal" officeooo:rsid="000e2cc3" officeooo:paragraph-rsid="000e2cc3" style:font-weight-asian="bold" style:font-weight-complex="bold"/>
    </style:style>
    <style:style style:name="P39" style:family="paragraph" style:parent-style-name="Text_20_body">
      <style:text-properties officeooo:rsid="000b72fe" officeooo:paragraph-rsid="000b72fe"/>
    </style:style>
    <style:style style:name="P40" style:family="paragraph" style:parent-style-name="Text_20_body">
      <style:text-properties officeooo:rsid="000b72fe" officeooo:paragraph-rsid="000d471f"/>
    </style:style>
    <style:style style:name="P41" style:family="paragraph" style:parent-style-name="Text_20_body">
      <style:text-properties fo:color="#ff3333" style:font-name="Open Sans" fo:font-size="14pt" fo:font-style="normal" fo:font-weight="normal" officeooo:rsid="000d471f" officeooo:paragraph-rsid="000d471f" fo:background-color="#ffff00" style:font-size-asian="14pt" style:font-weight-asian="bold" style:font-size-complex="14pt" style:font-weight-complex="bold"/>
    </style:style>
    <style:style style:name="P42" style:family="paragraph" style:parent-style-name="Text_20_body">
      <style:text-properties fo:color="#ff3333" style:font-name="Open Sans" fo:font-size="14pt" fo:font-style="normal" fo:font-weight="normal" officeooo:rsid="000d471f" officeooo:paragraph-rsid="000e26ba" fo:background-color="#ffff00" style:font-size-asian="14pt" style:font-weight-asian="bold" style:font-size-complex="14pt" style:font-weight-complex="bold"/>
    </style:style>
    <style:style style:name="P43" style:family="paragraph" style:parent-style-name="Text_20_body">
      <style:text-properties fo:color="#ff3333" style:font-name="Open Sans" fo:font-size="14pt" fo:font-style="normal" fo:font-weight="normal" officeooo:rsid="000e26ba" officeooo:paragraph-rsid="000e26ba" fo:background-color="#ffff00" style:font-size-asian="14pt" style:font-weight-asian="bold" style:font-size-complex="14pt" style:font-weight-complex="bold"/>
    </style:style>
    <style:style style:name="P44" style:family="paragraph" style:parent-style-name="Text_20_body">
      <style:text-properties fo:color="#ff3333" style:font-name="Open Sans" fo:font-size="11.3999996185303pt" fo:font-style="normal" fo:font-weight="normal" officeooo:rsid="000e2cc3" officeooo:paragraph-rsid="000e2cc3" fo:background-color="#ffff00" style:font-size-asian="10pt" style:font-weight-asian="normal" style:font-size-complex="11.3999996185303pt" style:font-weight-complex="normal"/>
    </style:style>
    <style:style style:name="P45" style:family="paragraph" style:parent-style-name="Text_20_body">
      <style:text-properties fo:color="#000000" style:font-name="Open Sans" fo:font-size="13.6999998092651pt" fo:font-style="normal" fo:font-weight="normal" officeooo:rsid="000d471f" officeooo:paragraph-rsid="000e26ba" fo:background-color="transparent" style:font-size-asian="12pt" style:font-weight-asian="bold" style:font-size-complex="13.6999998092651pt" style:font-weight-complex="bold"/>
    </style:style>
    <style:style style:name="P46" style:family="paragraph" style:parent-style-name="Text_20_body">
      <style:text-properties fo:color="#000000" style:font-name="Open Sans" fo:font-size="13.6999998092651pt" fo:font-style="normal" fo:font-weight="normal" officeooo:rsid="000e26ba" officeooo:paragraph-rsid="000e26ba" fo:background-color="transparent" style:font-size-asian="12pt" style:font-weight-asian="bold" style:font-size-complex="13.6999998092651pt" style:font-weight-complex="bold"/>
    </style:style>
    <style:style style:name="P47" style:family="paragraph" style:parent-style-name="Text_20_body">
      <style:text-properties fo:color="#000000" style:font-name="Open Sans" fo:font-size="11.3999996185303pt" fo:font-style="normal" fo:font-weight="normal" officeooo:rsid="000e26ba" officeooo:paragraph-rsid="000e26ba" fo:background-color="transparent" style:font-size-asian="10pt" style:font-weight-asian="normal" style:font-size-complex="11.3999996185303pt" style:font-weight-complex="normal"/>
    </style:style>
    <style:style style:name="P48" style:family="paragraph" style:parent-style-name="Text_20_body">
      <style:text-properties fo:color="#000000" style:font-name="Open Sans" fo:font-size="11.3999996185303pt" fo:font-style="normal" fo:font-weight="normal" officeooo:rsid="000e2cc3" officeooo:paragraph-rsid="000e2cc3" fo:background-color="transparent" style:font-size-asian="10pt" style:font-weight-asian="normal" style:font-size-complex="11.3999996185303pt" style:font-weight-complex="normal"/>
    </style:style>
    <style:style style:name="P49" style:family="paragraph" style:parent-style-name="Text_20_body">
      <style:text-properties fo:color="#000000" style:font-name="Open Sans" fo:font-size="11.3999996185303pt" fo:font-style="normal" fo:font-weight="normal" officeooo:rsid="000ec67e" officeooo:paragraph-rsid="000ec67e" fo:background-color="transparent" style:font-size-asian="10pt" style:font-weight-asian="normal" style:font-size-complex="11.3999996185303pt" style:font-weight-complex="normal"/>
    </style:style>
    <style:style style:name="P50" style:family="paragraph" style:parent-style-name="Text_20_body">
      <style:text-properties fo:color="#000000" style:font-name="Open Sans" fo:font-size="14pt" fo:font-style="normal" fo:font-weight="bold" officeooo:rsid="000e2cc3" officeooo:paragraph-rsid="000e2cc3" fo:background-color="transparent" style:font-size-asian="14pt" style:font-weight-asian="bold" style:font-size-complex="14pt" style:font-weight-complex="bold"/>
    </style:style>
    <style:style style:name="P51" style:family="paragraph" style:parent-style-name="Text_20_body">
      <style:text-properties fo:color="#000000" style:font-name="Open Sans" fo:font-size="15pt" fo:font-style="normal" fo:font-weight="bold" officeooo:rsid="000ec67e" officeooo:paragraph-rsid="000ec67e" fo:background-color="transparent" style:font-size-asian="15pt" style:font-weight-asian="bold" style:font-size-complex="15pt" style:font-weight-complex="bold"/>
    </style:style>
    <style:style style:name="P52" style:family="paragraph" style:parent-style-name="Text_20_body">
      <style:text-properties fo:color="#000000" style:font-name="Open Sans" fo:font-size="14.8500003814697pt" fo:font-style="normal" fo:font-weight="normal" officeooo:rsid="000f829e" officeooo:paragraph-rsid="000f829e" fo:background-color="transparent" style:font-size-asian="13pt" style:font-weight-asian="normal" style:font-size-complex="14.8500003814697pt" style:font-weight-complex="normal"/>
    </style:style>
    <style:style style:name="P53" style:family="paragraph" style:parent-style-name="Text_20_body">
      <style:text-properties fo:color="#000000" style:font-name="Open Sans" fo:font-size="14.8500003814697pt" fo:font-style="normal" fo:font-weight="normal" officeooo:rsid="000f9bf3" officeooo:paragraph-rsid="000f829e" fo:background-color="transparent" style:font-size-asian="13pt" style:font-weight-asian="normal" style:font-size-complex="14.8500003814697pt" style:font-weight-complex="normal"/>
    </style:style>
    <style:style style:name="P54" style:family="paragraph" style:parent-style-name="Text_20_body">
      <style:text-properties fo:color="#000000" style:font-name="Open Sans" fo:font-size="14.8500003814697pt" fo:font-style="normal" fo:font-weight="normal" officeooo:rsid="000f9bf3" officeooo:paragraph-rsid="000f9bf3" fo:background-color="transparent" style:font-size-asian="13pt" style:font-weight-asian="normal" style:font-size-complex="14.8500003814697pt" style:font-weight-complex="normal"/>
    </style:style>
    <style:style style:name="P55" style:family="paragraph" style:parent-style-name="Text_20_body">
      <style:text-properties fo:color="#000000" style:font-name="Open Sans" fo:font-size="14.8500003814697pt" fo:font-style="normal" fo:font-weight="normal" officeooo:rsid="0011dc3b" officeooo:paragraph-rsid="0011dc3b" fo:background-color="transparent" style:font-size-asian="13pt" style:font-weight-asian="normal" style:font-size-complex="14.8500003814697pt" style:font-weight-complex="normal"/>
    </style:style>
    <style:style style:name="P56" style:family="paragraph" style:parent-style-name="Text_20_body">
      <style:text-properties fo:color="#000000" style:font-name="Open Sans" fo:font-size="12pt" fo:font-style="normal" fo:font-weight="normal" officeooo:rsid="000f829e" officeooo:paragraph-rsid="000f829e" fo:background-color="transparent" style:font-size-asian="12pt" style:font-weight-asian="normal" style:font-size-complex="12pt" style:font-weight-complex="normal"/>
    </style:style>
    <style:style style:name="P57" style:family="paragraph" style:parent-style-name="Text_20_body">
      <style:text-properties officeooo:rsid="000e2cc3" officeooo:paragraph-rsid="000e2cc3"/>
    </style:style>
    <style:style style:name="P58" style:family="paragraph" style:parent-style-name="Text_20_body">
      <style:paragraph-properties fo:margin-left="0cm" fo:margin-right="0cm" fo:margin-top="0cm" fo:margin-bottom="0.265cm" style:contextual-spacing="false" style:line-height-at-least="0.794cm" fo:widows="1" fo:text-indent="0cm" style:auto-text-indent="false"/>
      <style:text-properties fo:font-variant="normal" fo:text-transform="none" fo:color="#555555" fo:font-size="10pt" fo:letter-spacing="normal" officeooo:paragraph-rsid="000523bc" style:font-size-asian="10pt" style:font-size-complex="10pt"/>
    </style:style>
    <style:style style:name="P59" style:family="paragraph" style:parent-style-name="Text_20_body">
      <style:paragraph-properties fo:margin-left="0cm" fo:margin-right="0cm" fo:margin-top="0cm" fo:margin-bottom="0.265cm" style:contextual-spacing="false" style:line-height-at-least="0.794cm" fo:widows="1" fo:text-indent="0cm" style:auto-text-indent="false"/>
      <style:text-properties fo:font-variant="normal" fo:text-transform="none" fo:color="#555555" fo:font-size="10pt" fo:letter-spacing="normal" officeooo:paragraph-rsid="000e2cc3" style:font-size-asian="10pt" style:font-size-complex="10pt"/>
    </style:style>
    <style:style style:name="P60" style:family="paragraph" style:parent-style-name="Text_20_body">
      <style:paragraph-properties fo:margin-left="0cm" fo:margin-right="0cm" fo:margin-top="0cm" fo:margin-bottom="0.265cm" style:contextual-spacing="false" style:line-height-at-least="0.794cm" fo:widows="1" fo:text-indent="0cm" style:auto-text-indent="false"/>
      <style:text-properties officeooo:paragraph-rsid="000523bc"/>
    </style:style>
    <style:style style:name="P61" style:family="paragraph" style:parent-style-name="Text_20_body">
      <style:paragraph-properties fo:margin-left="0cm" fo:margin-right="0cm" fo:margin-top="0cm" fo:margin-bottom="0.265cm" style:contextual-spacing="false" style:line-height-at-least="0.794cm" fo:widows="1" fo:text-indent="0cm" style:auto-text-indent="false"/>
      <style:text-properties officeooo:paragraph-rsid="000e2cc3"/>
    </style:style>
    <style:style style:name="P62" style:family="paragraph" style:parent-style-name="Text_20_body" style:list-style-name="L1">
      <style:text-properties style:font-name="Open Sans" fo:font-style="normal" fo:font-weight="normal" officeooo:rsid="00081883" officeooo:paragraph-rsid="00081883"/>
    </style:style>
    <style:style style:name="P63" style:family="paragraph" style:parent-style-name="Text_20_body" style:list-style-name="L1">
      <style:text-properties style:font-name="Open Sans" fo:font-style="normal" fo:font-weight="normal" officeooo:rsid="00094612" officeooo:paragraph-rsid="00094612"/>
    </style:style>
    <style:style style:name="P64" style:family="paragraph" style:parent-style-name="Text_20_body" style:list-style-name="L2">
      <style:text-properties style:font-name="Open Sans" fo:font-style="normal" fo:font-weight="normal" officeooo:rsid="000b72fe" officeooo:paragraph-rsid="000b72fe"/>
    </style:style>
    <style:style style:name="P65" style:family="paragraph" style:parent-style-name="Text_20_body" style:list-style-name="L2">
      <style:text-properties style:font-name="Open Sans" fo:font-style="normal" fo:font-weight="normal" officeooo:rsid="000d471f" officeooo:paragraph-rsid="000d471f"/>
    </style:style>
    <style:style style:name="P66" style:family="paragraph" style:parent-style-name="Text_20_body" style:list-style-name="L3">
      <style:text-properties fo:color="#000000" style:font-name="Open Sans" fo:font-size="11.3999996185303pt" fo:font-style="normal" fo:font-weight="normal" officeooo:rsid="000ec67e" officeooo:paragraph-rsid="000ec67e" fo:background-color="transparent" style:font-size-asian="10pt" style:font-weight-asian="normal" style:font-size-complex="11.3999996185303pt" style:font-weight-complex="normal"/>
    </style:style>
    <style:style style:name="P67" style:family="paragraph" style:parent-style-name="Text_20_body" style:list-style-name="L4">
      <style:text-properties fo:color="#000000" style:font-name="Open Sans" fo:font-size="11.3999996185303pt" fo:font-style="normal" fo:font-weight="normal" officeooo:rsid="000ec67e" officeooo:paragraph-rsid="000ec67e" fo:background-color="transparent" style:font-size-asian="10pt" style:font-weight-asian="normal" style:font-size-complex="11.3999996185303pt" style:font-weight-complex="normal"/>
    </style:style>
    <style:style style:name="P68" style:family="paragraph" style:parent-style-name="Text_20_body" style:list-style-name="L4">
      <style:text-properties fo:color="#000000" style:font-name="Open Sans" fo:font-size="11.3999996185303pt" fo:font-style="normal" fo:font-weight="normal" officeooo:rsid="000e2cc3" officeooo:paragraph-rsid="000ec67e" fo:background-color="transparent" style:font-size-asian="10pt" style:font-weight-asian="normal" style:font-size-complex="11.3999996185303pt" style:font-weight-complex="normal"/>
    </style:style>
    <style:style style:name="P69" style:family="paragraph" style:parent-style-name="Text_20_body">
      <style:text-properties fo:color="#000000" style:font-name="Open Sans" fo:font-size="14.8500003814697pt" fo:font-style="normal" fo:font-weight="normal" officeooo:rsid="000f9bf3" officeooo:paragraph-rsid="000f9bf3" fo:background-color="transparent" style:font-size-asian="13pt" style:font-weight-asian="normal" style:font-size-complex="14.8500003814697pt" style:font-weight-complex="normal"/>
    </style:style>
    <style:style style:name="P70" style:family="paragraph" style:parent-style-name="Text_20_body">
      <style:text-properties fo:color="#000000" style:font-name="Open Sans" fo:font-size="14.8500003814697pt" fo:font-style="normal" fo:font-weight="normal" officeooo:rsid="0011dc3b" officeooo:paragraph-rsid="0011dc3b" fo:background-color="transparent" style:font-size-asian="13pt" style:font-weight-asian="normal" style:font-size-complex="14.8500003814697pt" style:font-weight-complex="normal"/>
    </style:style>
    <style:style style:name="P71" style:family="paragraph" style:parent-style-name="Text_20_body">
      <style:text-properties fo:color="#000000" style:font-name="Open Sans" fo:font-size="13.6999998092651pt" fo:font-style="normal" fo:font-weight="normal" officeooo:rsid="0011dc3b" officeooo:paragraph-rsid="0011dc3b" fo:background-color="transparent" style:font-size-asian="12pt" style:font-weight-asian="normal" style:font-size-complex="13.6999998092651pt" style:font-weight-complex="normal"/>
    </style:style>
    <style:style style:name="P72" style:family="paragraph" style:parent-style-name="Text_20_body">
      <style:text-properties fo:color="#000000" style:font-name="Open Sans" fo:font-size="13.6999998092651pt" fo:font-style="normal" fo:font-weight="normal" officeooo:rsid="00121a9d" officeooo:paragraph-rsid="0011dc3b" fo:background-color="transparent" style:font-size-asian="12pt" style:font-weight-asian="normal" style:font-size-complex="13.6999998092651pt" style:font-weight-complex="normal"/>
    </style:style>
    <style:style style:name="P73" style:family="paragraph" style:parent-style-name="Text_20_body">
      <style:text-properties fo:color="#000000" style:font-name="Open Sans" fo:font-size="13.6999998092651pt" fo:font-style="normal" fo:font-weight="normal" officeooo:rsid="00121a9d" officeooo:paragraph-rsid="0013e0f9" fo:background-color="transparent" style:font-size-asian="12pt" style:font-weight-asian="normal" style:font-size-complex="13.6999998092651pt" style:font-weight-complex="normal"/>
    </style:style>
    <style:style style:name="P74" style:family="paragraph" style:parent-style-name="Text_20_body">
      <style:text-properties fo:color="#000000" style:font-name="Open Sans" fo:font-size="13.6999998092651pt" fo:font-style="normal" fo:font-weight="normal" officeooo:rsid="00121a9d" officeooo:paragraph-rsid="00170512" fo:background-color="transparent" style:font-size-asian="12pt" style:font-weight-asian="normal" style:font-size-complex="13.6999998092651pt" style:font-weight-complex="normal"/>
    </style:style>
    <style:style style:name="P75" style:family="paragraph" style:parent-style-name="Text_20_body">
      <style:text-properties fo:color="#000000" style:font-name="Open Sans" fo:font-size="13.6999998092651pt" fo:font-style="normal" fo:font-weight="normal" officeooo:rsid="00144400" officeooo:paragraph-rsid="00144400" fo:background-color="transparent" style:font-size-asian="12pt" style:font-weight-asian="normal" style:font-size-complex="13.6999998092651pt" style:font-weight-complex="normal"/>
    </style:style>
    <style:style style:name="P76" style:family="paragraph" style:parent-style-name="Text_20_body" style:list-style-name="L6">
      <style:text-properties fo:color="#000000" style:font-name="Open Sans" fo:font-size="13.6999998092651pt" fo:font-style="normal" fo:font-weight="normal" officeooo:rsid="0015bd46" officeooo:paragraph-rsid="0015bd46" fo:background-color="transparent" style:font-size-asian="12pt" style:font-weight-asian="normal" style:font-size-complex="13.6999998092651pt" style:font-weight-complex="normal"/>
    </style:style>
    <style:style style:name="P77" style:family="paragraph" style:parent-style-name="Text_20_body" style:list-style-name="L6">
      <style:text-properties fo:color="#000000" style:font-name="Open Sans" fo:font-size="13.6999998092651pt" fo:font-style="normal" fo:font-weight="normal" officeooo:rsid="0015bd46" officeooo:paragraph-rsid="00170512" fo:background-color="transparent" style:font-size-asian="12pt" style:font-weight-asian="normal" style:font-size-complex="13.6999998092651pt" style:font-weight-complex="normal"/>
    </style:style>
    <style:style style:name="P78" style:family="paragraph" style:parent-style-name="Text_20_body">
      <style:text-properties fo:color="#000000" style:font-name="Open Sans" fo:font-size="13.6999998092651pt" fo:font-style="normal" fo:font-weight="normal" officeooo:rsid="0015bd46" officeooo:paragraph-rsid="0015bd46" fo:background-color="transparent" style:font-size-asian="12pt" style:font-weight-asian="normal" style:font-size-complex="13.6999998092651pt" style:font-weight-complex="normal"/>
    </style:style>
    <style:style style:name="P79" style:family="paragraph" style:parent-style-name="Text_20_body" style:list-style-name="L6">
      <style:text-properties fo:color="#000000" style:font-name="Open Sans" fo:font-size="13.6999998092651pt" fo:font-style="normal" fo:font-weight="normal" officeooo:rsid="00170512" officeooo:paragraph-rsid="00170512" fo:background-color="transparent" style:font-size-asian="12pt" style:font-weight-asian="normal" style:font-size-complex="13.6999998092651pt" style:font-weight-complex="normal"/>
    </style:style>
    <style:style style:name="P80" style:family="paragraph" style:parent-style-name="Text_20_body">
      <style:text-properties fo:color="#000000" style:font-name="Open Sans" fo:font-size="13.6999998092651pt" fo:font-style="normal" fo:font-weight="normal" officeooo:rsid="00170512" officeooo:paragraph-rsid="00170512" fo:background-color="transparent" style:font-size-asian="12pt" style:font-weight-asian="normal" style:font-size-complex="13.6999998092651pt" style:font-weight-complex="normal"/>
    </style:style>
    <style:style style:name="P81" style:family="paragraph" style:parent-style-name="Text_20_body">
      <style:text-properties fo:color="#000000" style:font-name="Open Sans" fo:font-size="15pt" fo:font-style="normal" fo:font-weight="normal" officeooo:rsid="00121a9d" officeooo:paragraph-rsid="0011dc3b" fo:background-color="transparent" style:font-size-asian="15pt" style:font-weight-asian="normal" style:font-size-complex="15pt" style:font-weight-complex="normal"/>
    </style:style>
    <style:style style:name="P82" style:family="paragraph" style:parent-style-name="Text_20_body">
      <style:text-properties fo:color="#800000" style:font-name="Open Sans" fo:font-size="13.6999998092651pt" fo:font-style="normal" fo:font-weight="normal" officeooo:rsid="0011dc3b" officeooo:paragraph-rsid="0011dc3b" fo:background-color="transparent" style:font-size-asian="12pt" style:font-weight-asian="normal" style:font-size-complex="13.6999998092651pt" style:font-weight-complex="normal"/>
    </style:style>
    <style:style style:name="P83" style:family="paragraph" style:parent-style-name="Text_20_body">
      <style:text-properties fo:color="#ff0000" style:font-name="Open Sans" fo:font-size="13.6999998092651pt" fo:font-style="normal" fo:font-weight="normal" officeooo:rsid="0011dc3b" officeooo:paragraph-rsid="0011dc3b" fo:background-color="#ffff00" style:font-size-asian="12pt" style:font-weight-asian="normal" style:font-size-complex="13.6999998092651pt" style:font-weight-complex="normal"/>
    </style:style>
    <style:style style:name="P84" style:family="paragraph" style:parent-style-name="Text_20_body">
      <style:text-properties fo:color="#ff0000" style:font-name="Open Sans" fo:font-size="13.6999998092651pt" fo:font-style="normal" fo:font-weight="normal" officeooo:rsid="00121a9d" officeooo:paragraph-rsid="0011dc3b" fo:background-color="transparent" style:font-size-asian="12pt" style:font-weight-asian="normal" style:font-size-complex="13.6999998092651pt" style:font-weight-complex="normal"/>
    </style:style>
    <style:style style:name="P85" style:family="paragraph" style:parent-style-name="Text_20_body">
      <style:text-properties fo:color="#ff3333" style:font-name="Open Sans" fo:font-size="16pt" fo:font-style="normal" fo:font-weight="bold" officeooo:rsid="00121a9d" officeooo:paragraph-rsid="0013e0f9" fo:background-color="transparent" style:font-size-asian="16pt" style:font-weight-asian="bold" style:font-size-complex="16pt" style:font-weight-complex="bold"/>
    </style:style>
    <style:style style:name="P86" style:family="paragraph" style:parent-style-name="Text_20_body">
      <style:text-properties fo:color="#ff3333" style:font-name="Open Sans" fo:font-size="16pt" fo:font-style="normal" fo:font-weight="bold" officeooo:rsid="001493ff" officeooo:paragraph-rsid="001493ff" fo:background-color="#ffff66" style:font-size-asian="16pt" style:font-weight-asian="bold" style:font-size-complex="16pt" style:font-weight-complex="bold"/>
    </style:style>
    <style:style style:name="P87" style:family="paragraph" style:parent-style-name="Text_20_body">
      <style:text-properties fo:font-variant="normal" fo:text-transform="none" fo:color="#555555" style:font-name="Open Sans" fo:font-size="13.6999998092651pt" fo:letter-spacing="normal" style:font-size-asian="12pt" style:font-size-complex="13.6999998092651pt"/>
    </style:style>
    <style:style style:name="P88" style:family="paragraph" style:parent-style-name="Text_20_body" style:list-style-name="L1">
      <style:paragraph-properties fo:margin-left="1.251cm" fo:margin-right="0cm" fo:text-indent="-0.635cm" style:auto-text-indent="false"/>
      <style:text-properties style:font-name="Open Sans" fo:font-style="normal" fo:font-weight="normal" officeooo:rsid="00081883" officeooo:paragraph-rsid="00081883"/>
    </style:style>
    <style:style style:name="P89" style:family="paragraph" style:parent-style-name="Text_20_body" style:list-style-name="L1">
      <style:paragraph-properties fo:margin-left="1.251cm" fo:margin-right="0cm" fo:text-indent="0cm" style:auto-text-indent="false"/>
      <style:text-properties style:font-name="Open Sans" fo:font-style="normal" fo:font-weight="normal" officeooo:rsid="00081883" officeooo:paragraph-rsid="00081883"/>
    </style:style>
    <style:style style:name="P90" style:family="paragraph" style:parent-style-name="Text_20_body">
      <style:paragraph-properties fo:margin-left="0cm" fo:margin-right="0cm" fo:margin-top="0cm" fo:margin-bottom="0.265cm" style:contextual-spacing="false" style:line-height-at-least="0.794cm" fo:widows="1" fo:text-indent="0cm" style:auto-text-indent="false"/>
      <style:text-properties fo:font-variant="normal" fo:text-transform="none" fo:color="#555555" fo:letter-spacing="normal"/>
    </style:style>
    <style:style style:name="P91" style:family="paragraph" style:parent-style-name="Table_20_Contents">
      <style:text-properties style:font-name="Open Sans" fo:font-size="13.6999998092651pt" style:font-size-asian="12pt" style:font-size-complex="13.6999998092651pt"/>
    </style:style>
    <style:style style:name="P92" style:family="paragraph" style:parent-style-name="Table_20_Contents">
      <style:text-properties style:font-name="Open Sans" fo:font-size="13.6999998092651pt" officeooo:rsid="0015bd46" officeooo:paragraph-rsid="0015bd46" style:font-size-asian="12pt" style:font-size-complex="13.6999998092651pt"/>
    </style:style>
    <style:style style:name="P93" style:family="paragraph" style:parent-style-name="Table_20_Contents">
      <style:text-properties fo:color="#000000" style:font-name="Open Sans" fo:font-size="13.6999998092651pt" fo:font-style="normal" fo:font-weight="normal" officeooo:rsid="0015bd46" officeooo:paragraph-rsid="0015bd46" fo:background-color="transparent" style:font-size-asian="12pt" style:font-weight-asian="normal" style:font-size-complex="13.6999998092651pt" style:font-weight-complex="normal"/>
    </style:style>
    <style:style style:name="T1" style:family="text">
      <style:text-properties officeooo:rsid="0002ff53"/>
    </style:style>
    <style:style style:name="T2" style:family="text">
      <style:text-properties fo:background-color="#ffff00" loext:char-shading-value="0"/>
    </style:style>
    <style:style style:name="T3" style:family="text">
      <style:text-properties officeooo:rsid="000e2cc3" fo:background-color="#ffff00" loext:char-shading-value="0"/>
    </style:style>
    <style:style style:name="T4" style:family="text">
      <style:text-properties fo:color="#ff3333"/>
    </style:style>
    <style:style style:name="T5" style:family="text">
      <style:text-properties fo:color="#ff3333" fo:font-weight="bold" style:font-weight-asian="bold" style:font-weight-complex="bold"/>
    </style:style>
    <style:style style:name="T6" style:family="text">
      <style:text-properties fo:color="#ff3333" fo:font-weight="bold" fo:background-color="#ffff00" loext:char-shading-value="0" style:font-weight-asian="bold" style:font-weight-complex="bold"/>
    </style:style>
    <style:style style:name="T7" style:family="text">
      <style:text-properties fo:color="#ff3333" fo:font-weight="bold" fo:background-color="#ffff66" loext:char-shading-value="0" style:font-weight-asian="bold" style:font-weight-complex="bold"/>
    </style:style>
    <style:style style:name="T8" style:family="text">
      <style:text-properties fo:color="#ff3333" fo:background-color="#ffff00" loext:char-shading-value="0"/>
    </style:style>
    <style:style style:name="T9" style:family="text">
      <style:text-properties officeooo:rsid="000416aa"/>
    </style:style>
    <style:style style:name="T10" style:family="text">
      <style:text-properties style:font-name="Open Sans" fo:font-style="normal" fo:font-weight="normal"/>
    </style:style>
    <style:style style:name="T11" style:family="text">
      <style:text-properties style:font-name="Open Sans" fo:font-style="normal" fo:font-weight="normal" officeooo:rsid="0006d1ef"/>
    </style:style>
    <style:style style:name="T12" style:family="text">
      <style:text-properties style:font-name="Open Sans" fo:font-style="normal" fo:font-weight="normal" officeooo:rsid="00094612"/>
    </style:style>
    <style:style style:name="T13" style:family="text">
      <style:text-properties style:font-name="Open Sans" fo:font-style="normal" fo:font-weight="normal" officeooo:rsid="0009a2e1"/>
    </style:style>
    <style:style style:name="T14" style:family="text">
      <style:text-properties style:font-name="Open Sans" fo:font-style="normal" fo:font-weight="normal" fo:background-color="#ffff00" loext:char-shading-value="0"/>
    </style:style>
    <style:style style:name="T15" style:family="text">
      <style:text-properties style:font-name="Open Sans" fo:font-size="14pt" fo:font-style="normal" fo:font-weight="normal"/>
    </style:style>
    <style:style style:name="T16" style:family="text">
      <style:text-properties style:font-name="Open Sans" fo:font-size="9pt" fo:font-style="normal" fo:font-weight="normal"/>
    </style:style>
    <style:style style:name="T17" style:family="text">
      <style:text-properties style:font-name-asian="Open Sans" style:font-style-asian="normal" style:font-weight-asian="normal"/>
    </style:style>
    <style:style style:name="T18" style:family="text">
      <style:text-properties style:font-name-asian="Open Sans" style:font-size-asian="14pt" style:font-style-asian="normal" style:font-weight-asian="normal"/>
    </style:style>
    <style:style style:name="T19" style:family="text">
      <style:text-properties fo:font-variant="normal" fo:text-transform="none" fo:color="#555555" fo:font-size="10pt" fo:letter-spacing="normal" style:font-name-asian="Open Sans" style:font-size-asian="10pt" style:font-style-asian="normal" style:font-weight-asian="normal" style:font-size-complex="10pt"/>
    </style:style>
    <style:style style:name="T20" style:family="text">
      <style:text-properties fo:font-variant="normal" fo:text-transform="none" fo:color="#555555" style:font-name="Open Sans" fo:font-size="10pt" fo:letter-spacing="normal" fo:font-style="normal" fo:font-weight="normal" style:font-size-asian="10pt" style:font-size-complex="10pt"/>
    </style:style>
    <style:style style:name="T21" style:family="text">
      <style:text-properties fo:font-variant="normal" fo:text-transform="none" fo:color="#666666" fo:letter-spacing="normal" style:font-name-asian="NanumGothic" style:font-size-asian="9.75pt" style:font-style-asian="normal" style:font-weight-asian="normal"/>
    </style:style>
    <style:style style:name="T22" style:family="text">
      <style:text-properties fo:font-variant="normal" fo:text-transform="none" fo:color="#666666" style:font-name="NanumGothic" fo:font-size="9.75pt" fo:letter-spacing="normal" fo:font-style="normal" fo:font-weight="normal"/>
    </style:style>
    <style:style style:name="T23" style:family="text">
      <style:text-properties officeooo:rsid="0006d1ef"/>
    </style:style>
    <style:style style:name="T24" style:family="text">
      <style:text-properties officeooo:rsid="000b72fe"/>
    </style:style>
    <style:style style:name="T25" style:family="text">
      <style:text-properties officeooo:rsid="000d471f"/>
    </style:style>
    <style:style style:name="T26" style:family="text">
      <style:text-properties officeooo:rsid="000e26ba"/>
    </style:style>
    <style:style style:name="T27" style:family="text">
      <style:text-properties officeooo:rsid="000e2cc3"/>
    </style:style>
    <style:style style:name="T28" style:family="text">
      <style:text-properties officeooo:rsid="000f9bf3"/>
    </style:style>
    <style:style style:name="T29" style:family="text">
      <style:text-properties officeooo:rsid="00121a9d"/>
    </style:style>
    <style:style style:name="T30" style:family="text">
      <style:text-properties fo:font-weight="bold" style:font-weight-asian="bold" style:font-weight-complex="bold"/>
    </style:style>
    <style:style style:name="T31" style:family="text">
      <style:text-properties fo:font-size="14pt" fo:font-style="normal" fo:font-weight="normal"/>
    </style:style>
    <style:style style:name="T32" style:family="text">
      <style:text-properties fo:font-size="9pt" fo:font-style="normal" fo:font-weight="normal"/>
    </style:style>
    <style:style style:name="T33" style:family="text">
      <style:text-properties officeooo:rsid="00144400"/>
    </style:style>
    <style:style style:name="T34" style:family="text">
      <style:text-properties officeooo:rsid="001493ff"/>
    </style:style>
    <style:style style:name="T35" style:family="text">
      <style:text-properties officeooo:rsid="0017051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장 무식하게 풀기.</text:p>
      <text:p text:style-name="P9"/>
      <text:p text:style-name="P11">6.1 도입</text:p>
      <text:p text:style-name="P9"/>
      <text:p text:style-name="P9">'무식하게 푼다 (brute – force)' <text:s text:c="3"/>= <text:s/>완전 탐색(exhaustive search)</text:p>
      <text:p text:style-name="P9"/>
      <text:p text:style-name="P9">가능한 경우의 수를 일일이 나열하면서 답을 찾는 방법</text:p>
      <text:p text:style-name="P9"/>
      <text:p text:style-name="P9">컴퓨터의 가장 큰 장점인 빠르다는 점을 이용하는 방법.</text:p>
      <text:p text:style-name="P9"/>
      <text:p text:style-name="P9">모든 경우의 수를 일일이 나열하는 것이 가치가 없다고 생각할 수도 있으나,</text:p>
      <text:p text:style-name="P9">현실 세계의 문제들 중에서 손으로 직접 풀기에 경우의 수가 너무 많은 경우가 있는데 이럴 때, 완전 탐색은 대안이 됨. </text:p>
      <text:p text:style-name="P9">→ 아마 이런 이유 때문에, 타 전공 학생들이 프로그래밍을 배우는 듯 합니다. </text:p>
      <text:p text:style-name="P9">프로그래밍으로 모델링을 하고 손으로 직접 하기 힘든 많은 계산들을 컴퓨터에게 시키는 것 같아요 </text:p>
      <text:p text:style-name="P9"/>
      <text:p text:style-name="P9"/>
      <text:p text:style-name="P11">6.2 재귀 호출과 완전 탐색</text:p>
      <text:p text:style-name="P9"/>
      <text:p text:style-name="P9">재귀 함수 (recursive function) : 자신이 수행할 작업을 유사한 형태의 여러 조각으로 쪼갠 뒤 그 중 한 조각을 수행하고, 나머지를 자기 자신을 호출해 실행하는 함수.</text:p>
      <text:p text:style-name="P9"/>
      <text:p text:style-name="P9"/>
      <text:p text:style-name="P9">코드 <text:span text:style-name="T1">6.1 1부터 n까지의 합을 계산하는 반복 함수와 재귀 함수</text:span></text:p>
      <table:table table:name="표1" table:style-name="표1">
        <table:table-column table:style-name="표1.A"/>
        <table:table-row>
          <table:table-cell table:style-name="표1.A1" office:value-type="string">
            <text:p text:style-name="P1">int sum(int n) { </text:p>
            <text:p text:style-name="P1"><text:tab/>int ret = 0; </text:p>
            <text:p text:style-name="P1"><text:tab/>for(int i = 1; i &lt;= n; i++) </text:p>
            <text:p text:style-name="P1"><text:tab/><text:tab/>ret += i; </text:p>
            <text:p text:style-name="P1"><text:tab/>return ret; </text:p>
            <text:p text:style-name="P1">} </text:p>
            <text:p text:style-name="P1"/>
            <text:p text:style-name="P1"/>
            <text:p text:style-name="P1">int recursiveSum(int n) { </text:p>
            <text:p text:style-name="P1"><text:tab/><text:span text:style-name="T2">if( n == 1 ) return 1; </text:span><text:s text:c="5"/>//더 이상 쪼개지지 않을 때</text:p>
            <text:p text:style-name="P1"><text:tab/>return n + recursiveSum(n-1); </text:p>
            <text:p text:style-name="P1">}</text:p>
          </table:table-cell>
        </table:table-row>
      </table:table>
      <text:p text:style-name="P9"/>
      <text:p text:style-name="P10">Recursive function 을 사용할 때 주의할 점은 '더이상 쪼개지지 않는' 최소한의 작업에 도달했을 때 반환하는 조건문을 포함 해야함. </text:p>
      <text:p text:style-name="P10">이 때 쪼개지지 않는 가장 작은 작업들을 가리켜 재귀 호출의 <text:span text:style-name="T4">기저 사례(base case)</text:span>라고 함.</text:p>
      <text:p text:style-name="P10">Recursive function 을 짤 때 이 <text:span text:style-name="T9">base case 에 의해서 계산 될 <text:s/>수 있도록 신경 써야 함.</text:span></text:p>
      <text:p text:style-name="P10"/>
      <text:p text:style-name="P10"/>
      <text:p text:style-name="P10"/>
      <text:p text:style-name="P13">Recursive function 은 반복문과 같은 효과를 내게 짤 수 있음.</text:p>
      <text:p text:style-name="P13"/>
      <text:p text:style-name="P13">예제 : 0부터 차례대로 번호 매겨진 n 개의 원소 중 m 개를 고르는 모든 경우를 출력하는 코드를 <text:s/>재귀함수를 통해서 짜봅시다! 다시 한번!</text:p>
      <text:p text:style-name="P13"/>
      <text:p text:style-name="P13"/>
      <text:p text:style-name="P13"/>
      <text:p text:style-name="P13"><text:soft-page-break/>코드 <text:span text:style-name="T24">6.2</text:span></text:p>
      <table:table table:name="표2" table:style-name="표2">
        <table:table-column table:style-name="표2.A"/>
        <table:table-row>
          <table:table-cell table:style-name="표2.A1" office:value-type="string">
            <text:p text:style-name="P2">void pick(int n, vector&lt;int&gt;&amp; picked, int toPick){ </text:p>
            <text:p text:style-name="P2"><text:tab/> </text:p>
            <text:p text:style-name="P2"><text:tab/>if(toPick == 0){ printPicked(picked); return; } <text:s/>//<text:span text:style-name="T27">base case 모두 넣음 프린트하고리 턴</text:span></text:p>
            <text:p text:style-name="P2"/>
            <text:p text:style-name="P2"><text:tab/>int smallest = picked.empty() ? 0 : picked.back() + 1; <text:s/>//비었는지확인</text:p>
            <text:p text:style-name="P2"/>
            <text:p text:style-name="P2"><text:tab/>for(int next = smallest; next &lt; n; next++){ </text:p>
            <text:p text:style-name="P2"><text:tab/><text:tab/><text:span text:style-name="T2">picked.push_back(next); <text:s text:c="3"/></text:span></text:p>
            <text:p text:style-name="P2"><text:tab/><text:tab/><text:span text:style-name="T2">pick(n, picked, toPick - 1); </text:span></text:p>
            <text:p text:style-name="P2"><text:tab/><text:tab/><text:span text:style-name="T2">picked.pop_back(); </text:span></text:p>
            <text:p text:style-name="P2"><text:tab/>} </text:p>
            <text:p text:style-name="P2">}</text:p>
            <text:p text:style-name="P2"/>
          </table:table-cell>
        </table:table-row>
      </table:table>
      <text:p text:style-name="P15">Q. base case 는 무엇인가요?</text:p>
      <text:p text:style-name="P16">Q. 시간 복잡도는 어떠한가요?</text:p>
      <text:p text:style-name="P13"/>
      <text:p text:style-name="P13"><draw:frame draw:style-name="fr1" draw:name="Image1" text:anchor-type="paragraph" svg:width="17cm" svg:height="10.432cm" draw:z-index="0"><draw:image xlink:href="Pictures/1000000000000C8000000780DF4F27BF.jpg" xlink:type="simple" xlink:show="embed" xlink:actuate="onLoad"/></draw:frame></text:p>
      <text:p text:style-name="P13"/>
      <text:p text:style-name="P13"/>
      <text:p text:style-name="P13"/>
      <text:p text:style-name="P13"/>
      <text:p text:style-name="P13">이 쯤에서 백준 예제 하나 풀고 가실께요</text:p>
      <table:table table:name="표3" table:style-name="표3">
        <table:table-column table:style-name="표3.A"/>
        <table:table-row>
          <table:table-cell table:style-name="표3.A1" office:value-type="string">
            <text:p text:style-name="P19"><text:span text:style-name="T17">이번 </text:span><text:span text:style-name="T10">ACM-ICPC </text:span><text:span text:style-name="T17">대회에 참가한 모든 사람들은 선물을 하나씩 준비했다</text:span><text:span text:style-name="T10">.</text:span></text:p>
            <text:p text:style-name="P58"><text:span text:style-name="T17">대회가 끝나고 난 후에 각자 선물을 전달하려고 할 때</text:span><text:span text:style-name="T10">, </text:span><text:span text:style-name="T17">선물을 나누는 경우의 수를 구하는 프로그램을 작성하시오</text:span><text:span text:style-name="T10">.</text:span></text:p>
            <text:p text:style-name="P60"><text:span text:style-name="T19">모든 사람은 선물은 하나 씩 받으며</text:span><text:span text:style-name="T20">, </text:span><text:span text:style-name="T19">자기의 선물을 자기가 받는 경우는 없다</text:span><text:span text:style-name="T20">.</text:span></text:p>
          </table:table-cell>
        </table:table-row>
      </table:table>
      <text:p text:style-name="P18">입력 N이 주어질 때 (N&lt;= 10000000) 선물을 나누는 경우의 수를 재귀 함수를 통해 구현해봅시다.</text:p>
      <text:p text:style-name="P18"><text:soft-page-break/></text:p>
      <text:p text:style-name="P18">예제 : 보글 게임 (문제 ID : BOGGLE, 난이도 : 하)</text:p>
      <text:p text:style-name="P18"/>
      <text:p text:style-name="P27">주어진 알파벳 격자에서 연필이 상하좌우 대각선으로 <text:s/>움직일 때, 입력으로 주어진 단어가 존재하는 지의 유무를 묻는 문제.</text:p>
      <text:p text:style-name="P17"><text:span text:style-name="T10">이를 </text:span><text:span text:style-name="T14">완전 탐색</text:span><text:span text:style-name="T10">으로 풀어보자.</text:span></text:p>
      <text:p text:style-name="P17"/>
      <text:p text:style-name="P28">각자의 코드 설명.</text:p>
      <text:p text:style-name="P22"><text:span text:style-name="T23">(</text:span>*각자 코드에서 <text:span text:style-name="T23">recursive를 몇 번 했는지도 공유합시다. 이를 줄이기 위해서 어떻게 하면 좋을지도 생각해봅시다.)</text:span></text:p>
      <text:p text:style-name="P22"/>
      <text:p text:style-name="P22"><text:span text:style-name="T10">코드 </text:span><text:span text:style-name="T11">6.3 보글 게임판에서 단어를 찾는 재귀 호출 알고리즘.</text:span></text:p>
      <table:table table:name="표4" table:style-name="표4">
        <table:table-column table:style-name="표4.A"/>
        <table:table-row>
          <table:table-cell table:style-name="표4.A1" office:value-type="string">
            <text:p text:style-name="P3">const int dx[8] = { -1, -1, -1, <text:s/>1, <text:s/>1, <text:s/>1, <text:s/>0, <text:s/>0}; </text:p>
            <text:p text:style-name="P3">const int dy[8] = { -1, <text:s/>0, <text:s/>1, -1, <text:s/>0, <text:s/>1, -1, <text:s/>1}; </text:p>
            <text:p text:style-name="P3"/>
            <text:p text:style-name="P3">bool hasWord(int y, int x, const string&amp; word){ </text:p>
            <text:p text:style-name="P3"/>
            <text:p text:style-name="P3"><text:tab/>if(!inRange(y, x)) return false; </text:p>
            <text:p text:style-name="P3"/>
            <text:p text:style-name="P3"><text:tab/>if(board[y][x] != word[0] ) return false; </text:p>
            <text:p text:style-name="P3"/>
            <text:p text:style-name="P3"><text:tab/>if(word.size() == 1) return true; </text:p>
            <text:p text:style-name="P3"/>
            <text:p text:style-name="P3"><text:tab/>for(int direction = 0; direction &lt; 8; direction++){ </text:p>
            <text:p text:style-name="P3"><text:tab/><text:tab/>int nextY = y + dy[direction], nextX = x + dx[direction]; </text:p>
            <text:p text:style-name="P3"><text:tab/><text:tab/><text:span text:style-name="T2">if(hasWord(nextY, nextX, word.substr(1))) </text:span></text:p>
            <text:p text:style-name="P3"><text:tab/><text:tab/><text:tab/><text:span text:style-name="T2">return true; </text:span></text:p>
            <text:p text:style-name="P3"><text:tab/>} </text:p>
            <text:p text:style-name="P3"><text:tab/>return false; </text:p>
            <text:p text:style-name="P3">}</text:p>
          </table:table-cell>
        </table:table-row>
      </table:table>
      <text:p text:style-name="P22"/>
      <text:p text:style-name="P23"><text:span text:style-name="T11">코드 </text:span><text:span text:style-name="T10">6.3를 파헤쳐 봅시다.</text:span></text:p>
      <text:list xml:id="list8673833094165816669" text:style-name="L1">
        <text:list-item>
          <text:p text:style-name="P88">우선 방향을 dx[8] 과 dx[9]로 간결하게 만든점. </text:p>
          <text:list>
            <text:list-item>
              <text:list>
                <text:list-item>
                  <text:list>
                    <text:list-header>
                      <text:p text:style-name="P89">→ 나였으면 hasWord(y-1, x-1, word);</text:p>
                      <text:list>
                        <text:list-item>
                          <text:list>
                            <text:list-header>
                              <text:p text:style-name="P89"><text:s text:c="19"/>hasWord(y-1, x, word); <text:s text:c="9"/>…. 이렇게 8번 했을 것이다.</text:p>
                              <text:p text:style-name="P89">하지만 방향을 이렇게 간결한 코드로 나타내었다는점</text:p>
                            </text:list-header>
                          </text:list>
                        </text:list-item>
                      </text:list>
                    </text:list-header>
                  </text:list>
                </text:list-item>
              </text:list>
            </text:list-item>
          </text:list>
        </text:list-item>
        <text:list-item>
          <text:p text:style-name="P62">또, inRange 를 재귀 함수를 호출하고 나서 검사한다는 점. <text:line-break/>→ 재귀 함수 들어가기 전에 inRange 검사를 하는 것이 아니라..</text:p>
        </text:list-item>
        <text:list-item>
          <text:p text:style-name="P63">3개의 base case가 유기적으로 관계를 맺고 있다. 그 순서를 바꾸면 아니 될 것이야</text:p>
        </text:list-item>
        <text:list-item>
          <text:p text:style-name="P63"><text:soft-page-break/>word.substr(1)은 word에서 맨 앞글자를 떼내라는 함수임.<text:line-break/>→ 나였으면 word의 index를 사용했을 것이야.. 재귀 함수에 들어갈 때 index가 증가하고</text:p>
          <text:p text:style-name="P63">재귀 함수에서 나오면 index가 작아지는 등의..</text:p>
        </text:list-item>
        <text:list-item>
          <text:p text:style-name="P63">8개가 반복되는 반복문에서 자기의 재귀함수가 true로 return을 받아오면 자기 위치에서도 true를 반환한다. 이는 반복문 실행하는 도중에 true가 리턴 되면 나머지를 확인하지 않는 알고리즘이다.</text:p>
        </text:list-item>
      </text:list>
      <text:p text:style-name="P23"/>
      <text:p text:style-name="P23"/>
      <text:p text:style-name="P29">시간 복잡도.</text:p>
      <text:p text:style-name="P29">아래의 그림은 현재의 위치에서 가로세로, 대각선으로 재귀할 때를 그림으로 표현한 것이다. </text:p>
      <text:p text:style-name="P23"><draw:frame draw:style-name="fr2" draw:name="Image2" text:anchor-type="paragraph" svg:x="0.665cm" svg:y="0.199cm" svg:width="10.338cm" svg:height="10.393cm" draw:z-index="1"><draw:image xlink:href="Pictures/100002010000024B000002BA0B4CD2F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T10">완전 탐색은 가능한 모든 경우를 확인하므로, 글자의 길이 </text:span><text:span text:style-name="T12">N에 대해 O(8^N)의 시간 복잡도를 가진다. 이는 <text:s text:c="2"/>글자의 길이가 작을 때만 유효하며 조금만 길어져도 좋지 못한 알고리즘이다. 책에 나와있듯이 다른 설계 패러다임을 사용해서 다시 풀어보자.</text:span></text:p>
      <text:p text:style-name="P24"/>
      <text:p text:style-name="P30"><text:s/></text:p>
      <text:p text:style-name="P24"><text:span text:style-name="T12">이론적 배경 : </text:span><text:span text:style-name="T13">재귀 호출과 부분 문제</text:span></text:p>
      <text:p text:style-name="P24"/>
      <text:p text:style-name="P31">보글 게임의 경우 위의 그림으로 설명을 하자면,</text:p>
      <text:p text:style-name="P31">처음의 자기 자신의 위치가 기준이 되고, 자기 자신의 위치에서 글자와 같은지 아닌지 확인을 한다음 같은 글자라면, 상하좌우, 대각선으로 재귀를 통해 넘어간다. 재귀를 통해 넘어가게 되면 거기에서 또 다시 넘어간 것<text:soft-page-break/>이 기준이 되고, 다시 그 기준을 통해 상하좌우 대각선으로 넘어가게 되는데, 이 때 이 전과 똑같은 문제가 된다. 이럴 때 이를 subproblem이라고 한다.</text:p>
      <text:p text:style-name="P24"/>
      <text:p text:style-name="P24"/>
      <text:p text:style-name="P25"><text:span text:style-name="T13">(추가)</text:span><text:span text:style-name="T21">프랙털은 컴퓨터 그래픽 이론에서 출발하여 현대 물리와 수학에서 빼놓을 수 없는 부분이 되었습니다</text:span><text:span text:style-name="T22">. </text:span><text:span text:style-name="T21">프랙털 이론은 </text:span><text:span text:style-name="T22">1975</text:span><text:span text:style-name="T21">년 만델브로트라는 수학자에 의해서 시작되었습니다</text:span><text:span text:style-name="T22">. </text:span><text:span text:style-name="T21">프랙털이란 작은 구조가 전체 구조와 닮은 형태로 끝없이 되풀이되는 구조를 말합니다</text:span><text:span text:style-name="T22">. </text:span><text:span text:style-name="T21">자신의 작은 부분에 자신과 닮은 모습이 나타나고 그 안의 작은 부분에도 자신과 닮은 모습이 무한히 반복되어 나타나는 현상입니다</text:span><text:span text:style-name="T22">. </text:span><text:span text:style-name="T21">프랙털 구조는 자연에서 쉽게 찾을 수 있습니다</text:span><text:span text:style-name="T22">. </text:span><text:span text:style-name="T21">고사리와 같은 양치류 식물</text:span><text:span text:style-name="T22">, </text:span><text:span text:style-name="T21">공작의 깃털무늬</text:span><text:span text:style-name="T22">, </text:span><text:span text:style-name="T21">구름과 산</text:span><text:span text:style-name="T22">, </text:span><text:span text:style-name="T21">복잡하게 생긴 해안선의 모양</text:span><text:span text:style-name="T22">, </text:span><text:span text:style-name="T21">은하의 신비스런 모습 등이 모두 프랙털 구조입니다</text:span><text:span text:style-name="T22">.</text:span></text:p>
      <text:p text:style-name="P26"><text:a xlink:type="simple" xlink:href="http://terms.naver.com/entry.nhn?docId=2039091&amp;cid=47308&amp;categoryId=47308"><text:span text:style-name="T10">http://terms.naver.com/entry.nhn?docId=2039091&amp;cid=47308&amp;categoryId=47308</text:span></text:a></text:p>
      <text:p text:style-name="P26"/>
      <text:p text:style-name="P26"/>
      <text:p text:style-name="P26"/>
      <text:p text:style-name="P32">6.3 문제 : 소풍 (문제 ID : PICNIC, 난이도 : 하)</text:p>
      <text:p text:style-name="P32">유치원 아이들이 소풍을 가려고 하는데 서로 친구인 아이들이 있는 반면 서로 친구가 아닌 경우도 있다. 아이들이 서로 친구인 경우에만 짝을 맺을 수 있을 때, 짝을 맺을 수 있는 경우의 수는 몇 가지 인가?</text:p>
      <text:p text:style-name="P26"/>
      <text:p text:style-name="P26"/>
      <text:p text:style-name="P32">서로의 코드에 대해 공유하고 설명하는 시간을 가집시다.</text:p>
      <text:p text:style-name="P26"/>
      <text:p text:style-name="P26"/>
      <text:p text:style-name="P26"/>
      <text:p text:style-name="P39">6.4 풀이.</text:p>
      <text:p text:style-name="P26">이렇게 경우의 수를 계산하는 문제를 푸는 가장 간단한 경우가 완전 탐색.</text:p>
      <text:p text:style-name="P26">재귀를 통해 코드를 작성해보자.</text:p>
      <text:p text:style-name="P26"/>
      <text:p text:style-name="P26">이 문제에서 가장 중요한 것은 <text:span text:style-name="T2">중복</text:span>을 어떻게 처리 할 것이냐 이다.</text:p>
      <text:p text:style-name="P26">먼저 코드 6.4를 살펴보자</text:p>
      <text:p text:style-name="P26"/>
      <text:p text:style-name="P26">코드 6.4</text:p>
      <table:table table:name="표5" table:style-name="표5">
        <table:table-column table:style-name="표5.A"/>
        <table:table-row>
          <table:table-cell table:style-name="표5.A1" office:value-type="string">
            <text:p text:style-name="P4">int n; </text:p>
            <text:p text:style-name="P4">bool areFriends[10][10]; </text:p>
            <text:p text:style-name="P4"/>
            <text:p text:style-name="P4">int countPairings(<text:span text:style-name="T5">bool taken[10]</text:span>) { </text:p>
            <text:p text:style-name="P4"><text:soft-page-break/><text:tab/> </text:p>
            <text:p text:style-name="P4"><text:tab/>bool finished = true; </text:p>
            <text:p text:style-name="P4"><text:tab/>for(int i = 0; i &lt; n; i++ ) if(!taken[i]) finished = false; </text:p>
            <text:p text:style-name="P4"><text:tab/>if(finished) return 1; </text:p>
            <text:p text:style-name="P4"><text:tab/></text:p>
            <text:p text:style-name="P4"><text:s text:c="12"/>int ret = 0; </text:p>
            <text:p text:style-name="P4"/>
            <text:p text:style-name="P4"><text:tab/>for(int i = 0; i &lt; n; i++) </text:p>
            <text:p text:style-name="P4"><text:tab/><text:tab/>for(int j = 0; j &lt; n; j++) </text:p>
            <text:p text:style-name="P4"><text:tab/><text:tab/><text:tab/>if(!taken[i] &amp;&amp; !taken[j] &amp;&amp; areFriends[i][j]){ </text:p>
            <text:p text:style-name="P4"><text:tab/><text:tab/><text:tab/><text:tab/><text:span text:style-name="T2">taken[i] = taken[j] = true; </text:span></text:p>
            <text:p text:style-name="P4"><text:tab/><text:tab/><text:tab/><text:tab/><text:span text:style-name="T2">ret += countParings(taken); </text:span></text:p>
            <text:p text:style-name="P4"><text:tab/><text:tab/><text:tab/><text:tab/><text:span text:style-name="T2">taken[i] = taken[j] = false; </text:span></text:p>
            <text:p text:style-name="P4"><text:tab/><text:tab/><text:tab/>} </text:p>
            <text:p text:style-name="P4"><text:tab/>return ret; </text:p>
            <text:p text:style-name="P4">}</text:p>
          </table:table-cell>
        </table:table-row>
      </table:table>
      <text:p text:style-name="P26"/>
      <text:p text:style-name="P33">코드에서 배울 점.</text:p>
      <text:list xml:id="list5291016795787630993" text:style-name="L2">
        <text:list-item>
          <text:p text:style-name="P64">친구인지 아닌 지에 대한 정보를 10 x 10 행렬로 나타내었다는 점. 맞으면 <text:span text:style-name="T25">true, 틀리면 false</text:span></text:p>
        </text:list-item>
        <text:list-item>
          <text:p text:style-name="P65">짝을 맺었는지 아직 맺지 않았는 지에 대한 정보를 이전 처럼 stl이 아닌 bool 배열 taken으로 표시한 점. → Q. 코드 6.2를 vector를 사용하지 않고 bool 배열로 구현해보자.</text:p>
        </text:list-item>
        <text:list-item>
          <text:p text:style-name="P65">코드 6.3은 재귀 함수를 들어가고 나서 조건에 맞는지를 확인하였지만, 코드 6.4는 재귀 함수에 들어가기 전에 조건을 확인하였다. 어떤 차이가 있는지 토의 해보자. 그리고 6.3을 들어가기전에 조건 검사를 확인하는 코드로, 6.4를 들어가고 나서 조선에 맞는지 확인하는 것을 각각 구현해보자.</text:p>
        </text:list-item>
      </text:list>
      <text:p text:style-name="P35"/>
      <text:p text:style-name="P40">Q. 이 코드의 재귀 구조를 그림으로 나타내어 봅시다.</text:p>
      <text:p text:style-name="P57">Q. 이 코드의 시간 복잡도는?</text:p>
      <text:p text:style-name="P34">Q. 이 코드의 문제점은?</text:p>
      <text:p text:style-name="P36">Q. 문제를 해결하기 위한 방법은?</text:p>
      <text:p text:style-name="P36"/>
      <text:p text:style-name="P36"/>
      <text:p text:style-name="P36"/>
      <text:p text:style-name="P36"/>
      <text:p text:style-name="P36"/>
      <text:p text:style-name="P36"/>
      <text:p text:style-name="P36"/>
      <text:p text:style-name="P36"/>
      <text:p text:style-name="P36">이 코드의 문제는 바로 중복!. 중복을 하지 않고 경우의 수를 구할 수는 없을까?</text:p>
      <text:p text:style-name="P36"><text:soft-page-break/></text:p>
      <text:p text:style-name="P36">코드 <text:span text:style-name="T25">6.5</text:span></text:p>
      <table:table table:name="표6" table:style-name="표6">
        <table:table-column table:style-name="표6.A"/>
        <table:table-row>
          <table:table-cell table:style-name="표6.A1" office:value-type="string">
            <text:p text:style-name="P5">int n; </text:p>
            <text:p text:style-name="P5">bool areFriends[10][10]; </text:p>
            <text:p text:style-name="P5"/>
            <text:p text:style-name="P5">int countParings(bool taken[10]){ </text:p>
            <text:p text:style-name="P5"><text:tab/> </text:p>
            <text:p text:style-name="P5"><text:tab/>int firstFree = -1; </text:p>
            <text:p text:style-name="P5"><text:tab/><text:span text:style-name="T2">for(int i = 0; i &lt; n; i++){ </text:span></text:p>
            <text:p text:style-name="P5"><text:tab/><text:tab/><text:span text:style-name="T2">if(!taken[i]) { </text:span></text:p>
            <text:p text:style-name="P5"><text:tab/><text:tab/><text:tab/><text:span text:style-name="T2">firstFree = i; </text:span></text:p>
            <text:p text:style-name="P5"><text:tab/><text:tab/><text:tab/><text:span text:style-name="T2">break; </text:span></text:p>
            <text:p text:style-name="P5"><text:tab/><text:tab/><text:span text:style-name="T2">} </text:span></text:p>
            <text:p text:style-name="P5"><text:tab/><text:span text:style-name="T2">} </text:span></text:p>
            <text:p text:style-name="P5"/>
            <text:p text:style-name="P5"><text:tab/>if(firstFree == -1) return 1; </text:p>
            <text:p text:style-name="P5"><text:tab/>int ret = 0; </text:p>
            <text:p text:style-name="P5"/>
            <text:p text:style-name="P5"><text:tab/><text:span text:style-name="T2">for(int pairWith = firstFree + 1; pairWith &lt; n; pairWith++){ </text:span></text:p>
            <text:p text:style-name="P5"><text:tab/><text:tab/>if(!taken[pairWith] &amp;&amp; areFriends[firstFree][pairWith]){ </text:p>
            <text:p text:style-name="P5"><text:tab/><text:tab/><text:tab/>taken[firstFree] = taken[pairWith] = true; </text:p>
            <text:p text:style-name="P5"><text:tab/><text:tab/><text:tab/>ret += countParings(taken); </text:p>
            <text:p text:style-name="P5"><text:tab/><text:tab/><text:tab/>taken[firstFree] = taken[pairWith] = false; </text:p>
            <text:p text:style-name="P5"><text:tab/><text:tab/>} </text:p>
            <text:p text:style-name="P5"><text:tab/>} </text:p>
            <text:p text:style-name="P5"><text:tab/>return ret; </text:p>
            <text:p text:style-name="P5">}</text:p>
          </table:table-cell>
        </table:table-row>
      </table:table>
      <text:p text:style-name="P36"/>
      <text:p text:style-name="P36"/>
      <text:p text:style-name="P37">코드 6.4와 6.5의 가장 큰 차이점은? 느껴보기실</text:p>
      <text:p text:style-name="P37"/>
      <text:p text:style-name="P37">중요한 차이점은 먼저 <text:s/>6.4의 바깥 for문에 해당 하는 것이 6.5의 firstFree를 찾는 과정이다.</text:p>
      <text:p text:style-name="P37">그리고 6.4의 안쪽 <text:span text:style-name="T26">for문에 해당 하는 것이 6.5의 두번 째 for문이다.</text:span></text:p>
      <text:p text:style-name="P37"/>
      <text:p text:style-name="P37">어떤 차이가 있는가?</text:p>
      <text:p text:style-name="P38">Q. 이 코드의 시간 복잡도는?</text:p>
      <text:p text:style-name="P37"/>
      <text:p text:style-name="P41">세아리는 순서를 강제했다는 점.</text:p>
      <text:p text:style-name="P42">아하!. <text:span text:style-name="T26">(1,2)와 (2,1)은 6.4에서는 다른 case이지만, 6.5에서는 (2,1)은 세아릴 수가 없다. </text:span></text:p>
      <text:p text:style-name="P43"><text:soft-page-break/>뽑히는 것의 순서가 의미 없다는 것은 세아리는 것의 순서를 강제해도 된다는 의미이며, </text:p>
      <text:p text:style-name="P43">뽑히는 것의 순서도 의미 있는 경우라면, 세아리는 것의 순서를 강제하면 안된다는 의미이다.</text:p>
      <text:p text:style-name="P45"/>
      <text:p text:style-name="P45"><text:span text:style-name="T26">Q. </text:span>뽑히는 것의 순서가 의미 있다는 것은? <text:s text:c="2"/>→<text:span text:style-name="T26"> </text:span></text:p>
      <text:p text:style-name="P46">Q. 뽑히는 것의 순서가 의미 없다는 것은? <text:s/>→ </text:p>
      <text:p text:style-name="P46"/>
      <text:p text:style-name="P46"/>
      <text:p text:style-name="P46"/>
      <text:p text:style-name="P46"/>
      <text:p text:style-name="P46"/>
      <text:p text:style-name="P46">따라서, 순열(Permutation)이면 세아리는 것의 순서를 강제해서는 안되며,</text:p>
      <text:p text:style-name="P46"><text:tab/>조합(Combination)이면 세아리는 것의 순서를 강제하면 된다.</text:p>
      <text:p text:style-name="P46"/>
      <text:p text:style-name="P46">Q. 코드 6.2는 순열인가 조합인가?</text:p>
      <text:p text:style-name="P46">Q. 코드 6.5의 순서를 높은 곳에서 낮은 곳으로 내려오게 해보자.</text:p>
      <text:p text:style-name="P46"/>
      <text:p text:style-name="P46"/>
      <text:p text:style-name="P46"/>
      <text:p text:style-name="P46"/>
      <text:p text:style-name="P14">이 쯤에서 백준 예제 하나 풀고 가실께요</text:p>
      <table:table table:name="표7" table:style-name="표7">
        <table:table-column table:style-name="표7.A"/>
        <table:table-row>
          <table:table-cell table:style-name="표7.A1" office:value-type="string">
            <text:p text:style-name="P20"><text:span text:style-name="T17">이번 </text:span><text:span text:style-name="T10">ACM-ICPC </text:span><text:span text:style-name="T17">대회에 참가한 모든 사람들은 선물을 하나씩 준비했다</text:span><text:span text:style-name="T10">.</text:span></text:p>
            <text:p text:style-name="P59"><text:span text:style-name="T17">대회가 끝나고 난 후에 각자 선물을 전달하려고 할 때</text:span><text:span text:style-name="T10">, </text:span><text:span text:style-name="T17">선물을 나누는 경우의 수를 구하는 프로그램을 작성하시오</text:span><text:span text:style-name="T10">.</text:span></text:p>
            <text:p text:style-name="P61"><text:span text:style-name="T19">모든 사람은 선물은 하나 씩 받으며</text:span><text:span text:style-name="T20">, </text:span><text:span text:style-name="T19">자기의 선물을 자기가 받는 경우는 없다</text:span><text:span text:style-name="T20">.</text:span></text:p>
          </table:table-cell>
        </table:table-row>
      </table:table>
      <text:p text:style-name="P21">입력 N이 주어질 때 (N&lt;= 10000000) 선물을 나누는 경우의 수를 재귀 함수를 통해 구현해봅시다.</text:p>
      <text:p text:style-name="P46"/>
      <text:p text:style-name="P46"/>
      <text:p text:style-name="P46"><text:soft-page-break/></text:p>
      <text:p text:style-name="P46"/>
      <text:p text:style-name="P46">6.5 문제 <text:s/>: 게임판 덮기 (문제 ID : BOARDCOVER, 난이도 : 하)</text:p>
      <text:p text:style-name="P47">H x W의 게임판에서 #은 검은 칸, . 은 흰 칸이며 L자 모양 블록을 자유롭게 회전해도 되며, 겹치거나, 바깥으로 나가서는 안된다.</text:p>
      <text:p text:style-name="P47">게임판이 입력으로 주어질 때, 이를 덮은 방법의<text:span text:style-name="T8"> </text:span><text:span text:style-name="T6">경우의 수</text:span>를 계산해보아라.</text:p>
      <text:p text:style-name="P47"/>
      <text:p text:style-name="P47">역시 각자의 코드를 공유하고 설명합시다.</text:p>
      <text:p text:style-name="P47"/>
      <text:p text:style-name="P47"/>
      <text:p text:style-name="P47"/>
      <text:p text:style-name="P47"/>
      <text:p text:style-name="P47"/>
      <text:p text:style-name="P50">6.6 풀이 : 게임판 덮기</text:p>
      <text:p text:style-name="P50"/>
      <text:p text:style-name="P44">Q. 중복을 하지 않고 세아릴 수 있으려면 어떻게 해야 하는가?</text:p>
      <text:p text:style-name="P44"/>
      <text:p text:style-name="P44"/>
      <text:p text:style-name="P48">우선 .의 개수가 3의 배수가 아니라면 절대적으로 .을 없앨 수 없다. 따라서 .의 배수가 아닌 꿀의 경우를 확인하자.</text:p>
      <text:p text:style-name="P48"/>
      <text:p text:style-name="P48">그리고, 중복을 하지 않게 세아리기 위해서는 결국 순서를 강제하는 법이다. 왼쪽 위에서, 오른쪽 아래 방향으로..</text:p>
      <text:p text:style-name="P48">왜냐하면 결국 다 채우기 위해서는 강제 된 순서에서 지정된 position에서는 어떻게든 채워 져야 하니까.</text:p>
      <text:p text:style-name="P48">순서를 왼쪽 위에서, 오른쪽 아래 방향으로 강제했다.</text:p>
      <text:p text:style-name="P48"/>
      <text:p text:style-name="P48">Q. 순서를 강제하기 전 임의의 점 I, j에서 L모양의 블록이 가질 수 있는 모든 경우의 수는?</text:p>
      <text:p text:style-name="P48"/>
      <text:p text:style-name="P48">Q. 순서를 강제하고 나서 임의의 점 I,j에서 L모양의 블록이 꼭 필요한 경우의 수는?</text:p>
      <text:p text:style-name="P48"/>
      <text:p text:style-name="P48"/>
      <text:p text:style-name="P48"/>
      <text:p text:style-name="P48"/>
      <text:p text:style-name="P48"><text:soft-page-break/>코드 6.6 </text:p>
      <table:table table:name="표8" table:style-name="표8">
        <table:table-column table:style-name="표8.A"/>
        <table:table-row>
          <table:table-cell table:style-name="표8.A1" office:value-type="string">
            <text:p text:style-name="P7">const int coverType[4][3][2] ={ </text:p>
            <text:p text:style-name="P7"><text:tab/>{{0,0}, {1,0} ,{0,1}}, </text:p>
            <text:p text:style-name="P7"><text:tab/>{{0,0}, {0,1}, {1,1}}, </text:p>
            <text:p text:style-name="P7"><text:tab/>{{0,0}, {1,0}, {1,1}}, </text:p>
            <text:p text:style-name="P7"><text:tab/>{{0,0}, {1,0}, {1,-1}} </text:p>
            <text:p text:style-name="P7"><text:tab/>};</text:p>
            <text:p text:style-name="P6"/>
            <text:p text:style-name="P6">bool set(<text:span text:style-name="T2">vector&lt;vector&lt;int&gt; &gt;&amp; board</text:span>, int y, int x, int type, int delta){ </text:p>
            <text:p text:style-name="P6"><text:tab/><text:span text:style-name="T2">bool ok = true;</text:span> </text:p>
            <text:p text:style-name="P6"><text:tab/> </text:p>
            <text:p text:style-name="P6"><text:tab/>for(int i = 0; i &lt; 3; i++){ </text:p>
            <text:p text:style-name="P6"><text:tab/><text:tab/>const int ny = y + coverType[type][i][0]; </text:p>
            <text:p text:style-name="P6"><text:tab/><text:tab/>const int nx = x + coverType[type][i][1]; </text:p>
            <text:p text:style-name="P6"><text:tab/><text:tab/>if(ny &lt; 0 || ny &gt;= board.size() || nx &lt; 0 || nx &gt;= board[0].size()) </text:p>
            <text:p text:style-name="P6"><text:tab/><text:tab/><text:tab/>ok = false; </text:p>
            <text:p text:style-name="P6"><text:tab/><text:tab/><text:span text:style-name="T2">else if((board[ny][nx] += delta) &gt; 1) </text:span></text:p>
            <text:p text:style-name="P6"><text:tab/><text:tab/><text:tab/>ok = false; </text:p>
            <text:p text:style-name="P6"><text:tab/>} </text:p>
            <text:p text:style-name="P6"><text:tab/>return ok; </text:p>
            <text:p text:style-name="P6">} </text:p>
            <text:p text:style-name="P6">int cover(vector&lt;vector&lt;int&gt; &gt;&amp; board) { </text:p>
            <text:p text:style-name="P6"><text:tab/>int y = -1, x = -1; </text:p>
            <text:p text:style-name="P6"><text:tab/>for(int i = 0 ; i &lt; board.size(); i++){ </text:p>
            <text:p text:style-name="P6"><text:tab/><text:tab/>for(int j = 0; j &lt; board[i].size(); j++){ </text:p>
            <text:p text:style-name="P6"><text:tab/><text:tab/><text:tab/>if(board[i][j] == 0){ </text:p>
            <text:p text:style-name="P6"><text:tab/><text:tab/><text:tab/><text:tab/>y = i; </text:p>
            <text:p text:style-name="P6"><text:tab/><text:tab/><text:tab/><text:tab/>x = j; </text:p>
            <text:p text:style-name="P6"><text:tab/><text:tab/><text:tab/><text:tab/>break; </text:p>
            <text:p text:style-name="P6"><text:tab/><text:tab/><text:tab/>} </text:p>
            <text:p text:style-name="P6"><text:tab/><text:tab/>} </text:p>
            <text:p text:style-name="P6"><text:tab/><text:tab/>if(y != -1 ) break; </text:p>
            <text:p text:style-name="P6"><text:tab/>} </text:p>
            <text:p text:style-name="P6"><text:tab/>if(y == -1 ) return 1; </text:p>
            <text:p text:style-name="P6"><text:tab/>int ret = 0; </text:p>
            <text:p text:style-name="P6"><text:tab/>for(int type = 0; type &lt; 4 ; type++){ </text:p>
            <text:p text:style-name="P6"><text:tab/><text:tab/>if(set(board, y, x, type, 1)) </text:p>
            <text:p text:style-name="P6"><text:tab/><text:tab/><text:tab/>ret += cover(board); </text:p>
            <text:p text:style-name="P6"><text:tab/><text:tab/>set(board, y, x, type, -1); </text:p>
            <text:p text:style-name="P6"><text:tab/>} </text:p>
            <text:p text:style-name="P6"><text:tab/>return ret; </text:p>
            <text:p text:style-name="P6">} </text:p>
          </table:table-cell>
        </table:table-row>
      </table:table>
      <text:p text:style-name="P48"/>
      <text:p text:style-name="P49">코드 6.6에서 배울 수 있는 점.</text:p>
      <text:list xml:id="list870014060542211667" text:style-name="L3">
        <text:list-item>
          <text:p text:style-name="P66">board를 2차원 vector로 만든 점. <text:line-break/>Q. 2차원 배열과는 어떤 차이인가?</text:p>
        </text:list-item>
        <text:list-item>
          <text:p text:style-name="P66">board를 char가 아닌 int 로 만들었다는 점. 그래서 검은 색을 1, 흰 색을 0으로 만듦</text:p>
        </text:list-item>
      </text:list>
      <text:list xml:id="list995332763641035341" text:style-name="L4">
        <text:list-item>
          <text:p text:style-name="P67">CoverType이라는 3차원 변수를 두어 이 변수로 4개의 블록을 간결한 코드로 채운다는 점.</text:p>
        </text:list-item>
        <text:list-item>
          <text:p text:style-name="P67">Q. set 함수의 true와 false의 의미는 무엇인가? </text:p>
        </text:list-item>
        <text:list-item>
          <text:p text:style-name="P67"><text:soft-page-break/>Q. 코드 <text:span text:style-name="T3">else if((board[ny][nx] += delta) &gt; 1) </text:span></text:p>
          <text:p text:style-name="P68"><text:tab/><text:tab/><text:tab/>ok = false; <text:line-break/>의 의미는 무엇인가?</text:p>
        </text:list-item>
        <text:list-item>
          <text:p text:style-name="P67">Q. cover와 set을 따로 둔 이유는 무엇인가?</text:p>
        </text:list-item>
        <text:list-item>
          <text:p text:style-name="P67">Q. 이중 for문을 빠져나오는 방법으로 어떤 방법을 썼는가?</text:p>
        </text:list-item>
        <text:list-item>
          <text:p text:style-name="P67">Q. 이 알고리즘의 시간 복잡도를 계산하여라</text:p>
        </text:list-item>
        <text:list-item>
          <text:p text:style-name="P67">코드 6.6의 main을 짜보아라.</text:p>
        </text:list-item>
      </text:list>
      <text:p text:style-name="P49"/>
      <text:p text:style-name="P49"/>
      <text:p text:style-name="P49"/>
      <text:p text:style-name="P49"/>
      <text:p text:style-name="P49"/>
      <text:p text:style-name="P49"/>
      <text:p text:style-name="P49"/>
      <text:p text:style-name="P51">6.7 최적화 문제</text:p>
      <text:p text:style-name="P52">Optimization problem .<text:line-break/></text:p>
      <text:p text:style-name="P56">이 전처럼 단순히 경우의 수 만을 구하는 문제가 아님.</text:p>
      <text:p text:style-name="P56">모든 경우의 수를 구한 다음 문제에서 요구하는 값의 max라던가, min이라던가 하는 것을 구하는 문제가 바로 최적화 문제</text:p>
      <text:p text:style-name="P56">이 책에서는 최적화 문제를 해결하는 방법을 여러가지 - 동적 계획법, 조합 탐색, 최적화 문제를 결정 문제로 바꿔서 해결하는 기법-이 있는데, 6장에서는 완전 탐색으로 해보겠다.</text:p>
      <text:p text:style-name="P56"/>
      <text:p text:style-name="P52"/>
      <text:p text:style-name="P52"/>
      <text:p text:style-name="P52">예제 : 여행하는 외판원 문제</text:p>
      <text:p text:style-name="P52">n개의 도시가 있고, 모든 도시는 직선으로 연결되어 있으며 도시들의 거리 정보를 알 때, </text:p>
      <text:p text:style-name="P52">영업사원이 한 도시에 출발해 다른 도시들을 전부 한 번 씩 방법하고 돌아온다고 했을 때, 가장 짧은 경로는 어떻게 되는가?</text:p>
      <text:p text:style-name="P52"/>
      <text:p text:style-name="P52"/>
      <text:p text:style-name="P52"><text:soft-page-break/>문제를 보고 이해하고 나서, 이 문제를 무식하게 풀 수 있을지 없을 지를 확인 해야 한다</text:p>
      <text:p text:style-name="P52">이 문제를 무식하게(완전 탐색) 풀려면 입력인 도시의 개수가 <text:span text:style-name="T28">N이라고 했을 때, 재귀로 방문할 도시의 경우의 수는 (N-1)!이고 N 의 max값이 10이므로 9!(=362,880)은 충분히 컴퓨터로 풀 수 있는 문제이다.</text:span></text:p>
      <text:p text:style-name="P52"/>
      <text:p text:style-name="P52"/>
      <text:p text:style-name="P52">코드 <text:span text:style-name="T28">6.7 여행하는 외판원 문제를 해결하는 재귀 호출 알고리즘</text:span></text:p>
      <table:table table:name="표9" table:style-name="표9">
        <table:table-column table:style-name="표9.A"/>
        <table:table-row>
          <table:table-cell table:style-name="표9.A1" office:value-type="string">
            <text:p text:style-name="P8">int n; </text:p>
            <text:p text:style-name="P8"/>
            <text:p text:style-name="P8">double dist[MAX][MAX]; </text:p>
            <text:p text:style-name="P8"/>
            <text:p text:style-name="P8">double shortestPath(vector&lt;int&gt;&amp; path, vector&lt;bool&gt;&amp; </text:p>
            <text:p text:style-name="P8"><text:s text:c="43"/>visited, double currentLength){ </text:p>
            <text:p text:style-name="P8"/>
            <text:p text:style-name="P8"><text:s text:c="5"/>if(path.size() == n) </text:p>
            <text:p text:style-name="P8"><text:s text:c="5"/><text:tab/>return currentLength + dist[path[0]][path.back()]; </text:p>
            <text:p text:style-name="P8"/>
            <text:p text:style-name="P8"><text:s text:c="5"/>double ret = INF; </text:p>
            <text:p text:style-name="P8"/>
            <text:p text:style-name="P8"><text:s text:c="5"/>for(int next = 0; next &lt; n; next++){ </text:p>
            <text:p text:style-name="P8"><text:s text:c="5"/><text:tab/>if(visited[next]) continue; </text:p>
            <text:p text:style-name="P8"/>
            <text:p text:style-name="P8"><text:s text:c="2"/><text:tab/><text:tab/>int here = path.back(); </text:p>
            <text:p text:style-name="P8"><text:s text:c="2"/><text:tab/><text:tab/>path.push_back(next); </text:p>
            <text:p text:style-name="P8"><text:s text:c="2"/><text:tab/><text:tab/>visited[next] = true; </text:p>
            <text:p text:style-name="P8"/>
            <text:p text:style-name="P8"><text:s text:c="2"/><text:tab/><text:tab/>double cand = shortestPath(path, visited, currentLength + dist[here][next]); </text:p>
            <text:p text:style-name="P8"><text:s text:c="2"/><text:tab/><text:tab/>ret = min(ret, cand); </text:p>
            <text:p text:style-name="P8"><text:s text:c="2"/><text:tab/><text:tab/>visited[next] = false; </text:p>
            <text:p text:style-name="P8"><text:s text:c="2"/><text:tab/><text:tab/>path.pop_back(); </text:p>
            <text:p text:style-name="P8"><text:s text:c="5"/>} </text:p>
            <text:p text:style-name="P8"><text:s text:c="5"/>return ret; </text:p>
            <text:p text:style-name="P8">}</text:p>
            <text:p text:style-name="P8"/>
          </table:table-cell>
        </table:table-row>
      </table:table>
      <text:p text:style-name="P53"/>
      <text:p text:style-name="P53"/>
      <text:p text:style-name="P54"><text:soft-page-break/>Q. 입력된 거리에 대한 정보를 어떻게 저장했나요?</text:p>
      <text:p text:style-name="P54">Q. 이 문제는 순열입니까? 조합입니까?</text:p>
      <text:p text:style-name="P54">Q. 이 문제는 순서를 강제했나요?</text:p>
      <text:p text:style-name="P54">Q. 기저사례, 즉 재귀함수는 언제끝나고 마지막으로 하는 행위는 무엇입니까?</text:p>
      <text:p text:style-name="P55">Q. ret 을 INF으로 잡은 이유는 무엇입니까?</text:p>
      <text:p text:style-name="P55">Q. ret 을 어떤 종류의 문제에서 0으로 잡아야 할까요?</text:p>
      <text:p text:style-name="P54">Q. 시간 복잡도를 생각해봅시다.</text:p>
      <text:p text:style-name="P54"/>
      <text:p text:style-name="P54"/>
      <text:p text:style-name="P54"/>
      <text:p text:style-name="P54"/>
      <text:p text:style-name="P54"/>
      <text:p text:style-name="P55">6.8 문제 : 시간 맞추기( 문제 ID : CLOCKSYNC, 난이도 : 중)</text:p>
      <text:p text:style-name="P55"/>
      <text:p text:style-name="P71">입력으로 배치된 4<text:span text:style-name="T29">x4, 16개의 시계 바늘을 초기 위치가 주어지고, 16개의 시계 중, 일부 만을 +3시간 할 수 있는 스위치 10개가 있다. 최소의 동작으로 16개의 시계 바늘을 모두 12시간으로 바꾼다고 할 때 이 최소의 동작의 횟수를 구하는 프로그램을 짜세요. 만약 모두 12시간으로 돌리는 것이 불가능 하다면, -1을 리턴 하세용.</text:span></text:p>
      <text:p text:style-name="P71"/>
      <text:p text:style-name="P83">여러분의 알고리즘을 설명해봅시다.</text:p>
      <text:p text:style-name="P82"/>
      <text:p text:style-name="P82"/>
      <text:p text:style-name="P82"/>
      <text:p text:style-name="P82"/>
      <text:p text:style-name="P71">혹시 여러분은 문제의 상황을 있는 그대로 모델링을 하여 <text:span text:style-name="T29">Programing</text:span> 하였나요?</text:p>
      <text:p text:style-name="P72"/>
      <text:p text:style-name="P84">시간 맞추기 문제가 6단원에서 보았던 보글게임, 소풍, 게임판 덮기, 외판원 문제와 다른 점이 무엇입니까?</text:p>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이 전의 문제들은 모델링을 하여 상황을 끝낼 수 있고, 그 상황을 끝내는 경우의 수를 구하는 것이었죠.</text:p>
      <text:p text:style-name="P72"/>
      <text:p text:style-name="P72">그리고 순열이면 순서를 강제할 수 없고 조합이면 순열을 강제해도 된다고 배웠습니다.</text:p>
      <text:p text:style-name="P72"/>
      <text:p text:style-name="P72">하지만 이 문제는 어떻습니까?</text:p>
      <text:p text:style-name="P72"/>
      <text:p text:style-name="P85">주어진 상황을 그대로 모델링하면 명증적으로 확실히 언제 끝날 지에 대해 확인할 수 있나요?</text:p>
      <text:p text:style-name="P73"/>
      <text:p text:style-name="P73"/>
      <text:p text:style-name="P73"><text:span text:style-name="T30">완전 탐색</text:span>이란, 모든 경우의 수를 세아리는 것입니다. <text:span text:style-name="T7">여기서 말하는 경우의 수란, 상황이 종료됨이 명료한 것을 말합니다. </text:span></text:p>
      <text:p text:style-name="P73"/>
      <text:p text:style-name="P73"/>
      <text:p text:style-name="P73"/>
      <text:p text:style-name="P73"><text:soft-page-break/>문제의 상황을 그대로 모델링 했을 경우 모든 상황이 끝나는 경우라면 그대로 진행을 해도 되겠지만,</text:p>
      <text:p text:style-name="P73"/>
      <text:p text:style-name="P73">시계 맞추기 문제와 같이 상황을 그대로 모델링 했을 때 끝나는 지점이 명료하지 않는 경우면 우리가 세아리는 경우의 수가 아닙니다.</text:p>
      <text:p text:style-name="P73"/>
      <text:p text:style-name="P73"/>
      <text:p text:style-name="P73">그러므로 우리가 명료하게 상황을 끝내는 경우의 수를 어떻게 구할 수 있을까요?</text:p>
      <text:p text:style-name="P73"/>
      <text:p text:style-name="P86">주어진 문제를 변형해서 모델링을 하자!</text:p>
      <text:p text:style-name="P73">-&gt;어떻게? 명료하게 상황이 끝날 수 있도록!</text:p>
      <text:p text:style-name="P73"/>
      <text:p text:style-name="P73"/>
      <text:p text:style-name="P73"/>
      <text:p text:style-name="P73">170<text:span text:style-name="T34">p의 문제 변형하기.</text:span></text:p>
      <text:p text:style-name="P73"/>
      <text:p text:style-name="P73">하나의 스위치를 어차피 4번 눌러봐야 원위치이다.</text:p>
      <text:p text:style-name="P73">즉 스위치를 무진장 누를 필요가 없고, 모든 0~3번 누르게 하자. </text:p>
      <text:p text:style-name="P73">즉 스위치를 중심으로 모델링을 하자는 것임.</text:p>
      <text:p text:style-name="P73">그래서 0번 스위치가 몇 번 눌렸고, 1번 스위치가 몇 번 눌렸고, … 9번 스위치가 몇 번 눌렸고.</text:p>
      <text:p text:style-name="P73">는 0~9번까지 모든 스위치가 몇 번 눌려지게 한 것인지 명확히 정한 것이므로 상황이 명료하게 종료가 되었고, </text:p>
      <text:p text:style-name="P73"/>
      <text:p text:style-name="P73">우리가 원하는 상황인지 아닌지를 판단하고 최적 값을 구하는 문제이기 때문에 원하는 정보를 취하면 그만!.</text:p>
      <text:p text:style-name="P73"/>
      <text:p text:style-name="P73">따라서 모든 경우의 수는 4^10 = 1,048,576개 여서 시간 내에 충분히 풀 수 있다.</text:p>
      <text:p text:style-name="P73"/>
      <text:p text:style-name="P73"/>
      <text:p text:style-name="P93"><text:soft-page-break/>코드 6.8 시계 맞추기 문제를 해결하는 완전 탐색 알고리즘</text:p>
      <table:table table:name="표11" table:style-name="표11">
        <table:table-column table:style-name="표11.A"/>
        <table:table-row>
          <table:table-cell table:style-name="표11.A1" office:value-type="string">
            <text:p text:style-name="P92">const int INF = 9999, SWITCHES = 10, CLOCKS = 16;</text:p>
            <text:p text:style-name="P92"></text:p>
            <text:p text:style-name="P92"></text:p>
            <text:p text:style-name="P92">const char linked[SWITCHES][CLOCKS+1] = {</text:p>
            <text:p text:style-name="P92"><text:tab/>"xxx.............",</text:p>
            <text:p text:style-name="P92"><text:tab/>"...x...x.x.x....",</text:p>
            <text:p text:style-name="P92"><text:tab/>"....x.....x...xx",</text:p>
            <text:p text:style-name="P92"><text:tab/>"x...xxxx........",</text:p>
            <text:p text:style-name="P92"><text:tab/>"x.x...........xx",</text:p>
            <text:p text:style-name="P92"><text:tab/>"...x..........xx",</text:p>
            <text:p text:style-name="P92"><text:tab/>"....xx.x......xx",</text:p>
            <text:p text:style-name="P92"><text:tab/>".xxxxx..........",</text:p>
            <text:p text:style-name="P92"><text:tab/>"...xxx...x...x.."};</text:p>
            <text:p text:style-name="P92"></text:p>
            <text:p text:style-name="P92">bool areAligned(const vector&lt;int&gt;&amp; clocks);</text:p>
            <text:p text:style-name="P92"></text:p>
            <text:p text:style-name="P92">void push(vector&lt;int&gt;&amp; clocks, int swtch){</text:p>
            <text:p text:style-name="P92"><text:tab/>for(int clock = 0; clock &lt; CLOCKS; clock++)</text:p>
            <text:p text:style-name="P92"><text:tab/><text:tab/>if(linked[swtch][clock] == 'x'){</text:p>
            <text:p text:style-name="P92"><text:tab/><text:tab/><text:tab/>clocks[clock] += 3;</text:p>
            <text:p text:style-name="P92"><text:tab/><text:tab/><text:tab/>if(clocks[clock] == 15) clocks[clock] = 3;</text:p>
            <text:p text:style-name="P92"><text:tab/><text:tab/>}</text:p>
            <text:p text:style-name="P92">}</text:p>
            <text:p text:style-name="P92"></text:p>
            <text:p text:style-name="P92"></text:p>
            <text:p text:style-name="P92">int solve(vector&lt;int&gt;&amp; clocks, int swtch){</text:p>
            <text:p text:style-name="P92"><text:tab/>if(swtch == SWITCHES) return areAligned(clocks) ? 0 : INF;</text:p>
            <text:p text:style-name="P92"></text:p>
            <text:p text:style-name="P92"><text:tab/>int ret = INF;</text:p>
            <text:p text:style-name="P92"><text:tab/>for(int cnt = 0; cnt &lt; 4; cnt++){</text:p>
            <text:p text:style-name="P92"><text:tab/><text:tab/>ret = min(ret, cnt + solve(clocks, swtch + 1));</text:p>
            <text:p text:style-name="P92"><text:tab/><text:tab/>push(clocks, swtch);</text:p>
            <text:p text:style-name="P92"><text:tab/>}</text:p>
            <text:p text:style-name="P92"></text:p>
            <text:p text:style-name="P92"><text:tab/>return ret;</text:p>
            <text:p text:style-name="P92">}</text:p>
          </table:table-cell>
        </table:table-row>
      </table:table>
      <text:p text:style-name="P73"/>
      <text:p text:style-name="P78">코드에서 배울 점.</text:p>
      <text:list xml:id="list316860877142258105" text:style-name="L6">
        <text:list-item>
          <text:p text:style-name="P76">solve 함수에서 2번째 인자 swtch가 의미하는 바는 뭐입니까?</text:p>
        </text:list-item>
        <text:list-item>
          <text:p text:style-name="P76">Base case에서 swtch == SWITCHES 의 의미는 무엇인가?</text:p>
        </text:list-item>
        <text:list-item>
          <text:p text:style-name="P77"><text:span text:style-name="T35">push는 swtch 마다 몇 번 call되나요?</text:span></text:p>
        </text:list-item>
        <text:list-item>
          <text:p text:style-name="P77"><text:soft-page-break/>왜 <text:span text:style-name="T35">push를 하고 다시 원래대로 복귀 시키지 않죠? 이 전 문제들처럼</text:span> </text:p>
        </text:list-item>
        <text:list-item>
          <text:p text:style-name="P79">재귀 함수를 하여 ret에 minimum 값을 저장할 때 cnt를 더해준 이유가 뭔가요?</text:p>
        </text:list-item>
      </text:list>
      <text:p text:style-name="P80"/>
      <text:p text:style-name="P80"/>
      <text:p text:style-name="P74"/>
      <text:p text:style-name="P72"/>
      <text:p text:style-name="P72">이쯤에서 백준 예제 하나 풀고 가실께요.</text:p>
      <text:p text:style-name="P72">1285번 동전 뒤집기.</text:p>
      <table:table table:name="표10" table:style-name="표10">
        <table:table-column table:style-name="표10.A"/>
        <table:table-row>
          <table:table-cell table:style-name="표10.A1" office:value-type="string">
            <text:p text:style-name="P87"><text:span text:style-name="T31">N</text:span><text:span text:style-name="T32">2</text:span><text:span text:style-name="T18">개의 동전이 </text:span><text:span text:style-name="T31">N</text:span><text:span text:style-name="T18">행 </text:span><text:span text:style-name="T31">N</text:span><text:span text:style-name="T18">열을 이루어 탁자 위에 놓여 있다</text:span><text:span text:style-name="T31">. </text:span><text:span text:style-name="T18">그 중 일부는 앞면</text:span><text:span text:style-name="T31">(H)</text:span><text:span text:style-name="T18">이 위를 향하도록 놓여 있고</text:span><text:span text:style-name="T31">, </text:span><text:span text:style-name="T18">나머지는 뒷면</text:span><text:span text:style-name="T31">(T)</text:span><text:span text:style-name="T18">이 위를 향하도록 놓여 있다</text:span><text:span text:style-name="T31">. &lt;</text:span><text:span text:style-name="T18">그림 </text:span><text:span text:style-name="T31">1&gt;</text:span><text:span text:style-name="T18">은 </text:span><text:span text:style-name="T31">N</text:span><text:span text:style-name="T18">이 </text:span><text:span text:style-name="T31">3</text:span><text:span text:style-name="T18">일 때의 예이다</text:span><text:span text:style-name="T31">.</text:span></text:p>
            <text:p text:style-name="P90"><draw:frame draw:style-name="fr3" draw:name="Image3" text:anchor-type="as-char" svg:width="4.048cm" svg:height="4.736cm" draw:z-index="2"><draw:image xlink:href="Pictures/1000000000000099000000B3ECB1B779.png" xlink:type="simple" xlink:show="embed" xlink:actuate="onLoad"/></draw:frame></text:p>
            <text:p text:style-name="P90"><text:span text:style-name="T18">이들 </text:span><text:span text:style-name="T15">N</text:span><text:span text:style-name="T16">2</text:span><text:span text:style-name="T18">개의 동전에 대하여 임의의 한 행 또는 한 열에 놓인 </text:span><text:span text:style-name="T15">N</text:span><text:span text:style-name="T18">개의 동전을 모두 뒤집는 작업을 수행할 수 있다</text:span><text:span text:style-name="T15">. </text:span><text:span text:style-name="T18">예를 들어 </text:span><text:span text:style-name="T15">&lt;</text:span><text:span text:style-name="T18">그림 </text:span><text:span text:style-name="T15">1&gt;</text:span><text:span text:style-name="T18">의 상태에서 첫 번째 열에 놓인 동전을 모두 뒤집으면 </text:span><text:span text:style-name="T15">&lt;</text:span><text:span text:style-name="T18">그림 </text:span><text:span text:style-name="T15">2&gt;</text:span><text:span text:style-name="T18">와 같이 되고</text:span><text:span text:style-name="T15">, &lt;</text:span><text:span text:style-name="T18">그림 </text:span><text:span text:style-name="T15">2&gt;</text:span><text:span text:style-name="T18">의 상태에서 첫 번째 행에 놓인 동전을 모두 뒤집으면 </text:span><text:span text:style-name="T15">&lt;</text:span><text:span text:style-name="T18">그림 </text:span><text:span text:style-name="T15">3&gt;</text:span><text:span text:style-name="T18">과 같이 된다</text:span><text:span text:style-name="T15">.</text:span></text:p>
            <text:p text:style-name="P90"><draw:frame draw:style-name="fr3" draw:name="Image4" text:anchor-type="as-char" svg:width="9.843cm" svg:height="4.763cm" draw:z-index="3"><draw:image xlink:href="Pictures/1000000000000174000000B4FF20B2F3.png" xlink:type="simple" xlink:show="embed" xlink:actuate="onLoad"/></draw:frame></text:p>
            <text:p text:style-name="P90"><text:span text:style-name="T15">&lt;</text:span><text:span text:style-name="T18">그림 </text:span><text:span text:style-name="T15">3&gt;</text:span><text:span text:style-name="T18">의 상태에서 뒷면이 위를 향하여 놓인 동전의 개수는 두 개이다</text:span><text:span text:style-name="T15">. &lt;</text:span><text:span text:style-name="T18">그림 </text:span><text:span text:style-name="T15">1&gt;</text:span><text:span text:style-name="T18">의 상태에서 이와 같이 한 행 또는 한 열에 놓인 </text:span><text:span text:style-name="T15">N</text:span><text:span text:style-name="T18">개의 동전을 모두 뒤집는 작</text:span><text:soft-page-break/><text:span text:style-name="T18">업을 계속 수행할 때 뒷면이 위를 향하도록 놓인 동전의 개수를 </text:span><text:span text:style-name="T15">2</text:span><text:span text:style-name="T18">개보다 작게 만들 수는 없다</text:span><text:span text:style-name="T15">.</text:span></text:p>
            <text:p text:style-name="P90"><text:span text:style-name="T15">N</text:span><text:span text:style-name="T16">2</text:span><text:span text:style-name="T18">개의 동전들의 초기 상태가 주어질 때</text:span><text:span text:style-name="T15">, </text:span><text:span text:style-name="T18">한 행 또는 한 열에 놓인 </text:span><text:span text:style-name="T15">N</text:span><text:span text:style-name="T18">개의 동전을 모두 뒤집는 작업들을 수행하여 뒷면이 위를 향하는 동전 개수를 최소로 하려 한다</text:span><text:span text:style-name="T15">. </text:span><text:span text:style-name="T18">이때의 최소 개수를 구하는 프로그램을 작성하시오</text:span><text:span text:style-name="T15">.</text:span></text:p>
            <text:p text:style-name="P91"/>
          </table:table-cell>
        </table:table-row>
      </table:table>
      <text:p text:style-name="P72"/>
      <text:p text:style-name="P75">https://www.acmicpc.net/problem/1285</text:p>
      <text:p text:style-name="P72">과제 : 동전 뒤집기 문제를 완전 탐색으로 풀어오세요.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참고로 입력 <text:span text:style-name="T33">N의 범위는 20이어서 문제는 2^40 여서 제출하면 시간초과가 뜰 것입니다. 하지만 완전탐색으로 모든 경우의 수를 구하는 것으로 테스트 케이스에서의 답을 가져오는 것을 목표로 하겠습니다. 이렇게 완전탐색으로 시간초과가 나는 문제들의 경우 책을 계속 공부하여 더 빠른 알고리즘으로 추후에 해결해봅시다^^)</text:span></text:p>
      <text:p text:style-name="P72"/>
      <text:p text:style-name="P72"/>
      <text:p text:style-name="P72"/>
      <text:p text:style-name="P72"/>
      <text:p text:style-name="P72"/>
      <text:p text:style-name="P81"><text:soft-page-break/>6.10 많이 등장하는 완전 탐색 유형</text:p>
      <text:p text:style-name="P81"/>
      <text:p text:style-name="P81"/>
      <text:p text:style-name="P81">순열은 어떻게 하라? <text:s/>→</text:p>
      <text:p text:style-name="P81">조합은 어떻게 하라? →</text:p>
      <text:p text:style-name="P81"/>
      <text:p text:style-name="P81"/>
      <text:p text:style-name="P81"/>
      <text:p text:style-name="P81">이상으로 6장 발표를 마치도록 하겠습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Monaco, 'Source Code Pro', consolas, monospace"/>
    <style:font-face style:name="NanumGothic" svg:font-family="NanumGothic, '맑은 고딕', 'malgun gothic', Dotum, 'Apple SD Gothic Neo', Helvetica, sans-serif"/>
    <style:font-face style:name="Open Sans" svg:font-family="'Open Sans', 'Helvetica Neue', Helvetica, Arial, 'Apple SD Gothic Neo', 'Noto Sans CJK KR', 'Noto Sans KR', NanumGothic, 'Malgun Gothic', 'Nanum Gothic', sans-serif"/>
    <style:font-face style:name="FreeSans1" svg:font-family="FreeSans" style:font-family-generic="swiss"/>
    <style:font-face style:name="Liberation Mono" svg:font-family="'Liberation Mono'" style:font-family-generic="modern" style:font-pitch="fixed"/>
    <style:font-face style:name="나눔고딕코딩" svg:font-family="나눔고딕코딩" style:font-family-generic="modern" style:font-pitch="fixed"/>
    <style:font-face style:name="Liberation Serif" svg:font-family="'Liberation Serif'" style:font-family-generic="roman" style:font-pitch="variable"/>
    <style:font-face style:name="나눔고딕" svg:font-family="나눔고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나눔고딕1"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나눔고딕" fo:font-size="12pt" fo:language="en" fo:country="US" style:letter-kerning="true" style:font-name-asian="나눔고딕1" style:font-size-asian="10.5pt" style:language-asian="ko" style:country-asian="KR"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나눔고딕1" style:font-family-asian="나눔고딕"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나눔고딕1" style:font-family-asian="나눔고딕"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나눔고딕코딩" style:font-family-asian="나눔고딕코딩"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1:49:07.894965041</meta:creation-date>
    <dc:date>2016-05-12T05:56:56.997877708</dc:date>
    <meta:editing-duration>PT48M26S</meta:editing-duration>
    <meta:editing-cycles>7</meta:editing-cycles>
    <meta:generator>LibreOffice/4.2.8.2$Linux_X86_64 LibreOffice_project/420m0$Build-2</meta:generator>
    <meta:document-statistic meta:table-count="11" meta:image-count="4" meta:object-count="0" meta:page-count="19" meta:paragraph-count="344" meta:word-count="6134" meta:character-count="12432" meta:non-whitespace-character-count="9565"/>
  </office:meta>
</office:document-meta>
</file>